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load" script:macro-name="application:Template.Samples.PrepareForEditing"/>
    </office:event-listeners>
  </office:scripts>
  <office:font-face-decls>
    <style:font-face style:name="StarSymbol" svg:font-family="StarSymbol" style:font-charset="x-symbol"/>
    <style:font-face style:name="StarSymbol1" svg:font-family="StarSymbol" style:font-family-generic="swiss" style:font-pitch="variable" style:font-charset="x-symbol"/>
    <style:font-face style:name="Tahoma1" svg:font-family="Tahoma"/>
    <style:font-face style:name="Arioso" svg:font-family="Arios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ábla1" style:family="table">
      <style:table-properties fo:margin-left="0cm" fo:margin-right="0.016cm" table:align="margins"/>
    </style:style>
    <style:style style:name="Tábla1.A" style:family="table-column">
      <style:table-column-properties style:rel-column-width="19346*"/>
    </style:style>
    <style:style style:name="Tábla1.B" style:family="table-column">
      <style:table-column-properties style:rel-column-width="7714*"/>
    </style:style>
    <style:style style:name="Tábla1.G" style:family="table-column">
      <style:table-column-properties style:rel-column-width="7619*"/>
    </style:style>
    <style:style style:name="Tábla1.A1" style:family="table-cell">
      <style:table-cell-properties fo:padding="0.049cm" fo:border-left="0.002cm solid #000000" fo:border-right="none" fo:border-top="0.002cm solid #000000" fo:border-bottom="0.002cm solid #000000"/>
    </style:style>
    <style:style style:name="Tábla1.B1" style:family="table-cell" style:data-style-name="N0">
      <style:table-cell-properties style:vertical-align="bottom" fo:padding="0.049cm" fo:border-left="0.002cm solid #000000" fo:border-right="none" fo:border-top="0.002cm solid #000000" fo:border-bottom="0.002cm solid #000000"/>
    </style:style>
    <style:style style:name="Tábla1.G1" style:family="table-cell" style:data-style-name="N0">
      <style:table-cell-properties style:vertical-align="bottom" fo:padding="0.049cm" fo:border="0.002cm solid #000000"/>
    </style:style>
    <style:style style:name="Tábla1.2" style:family="table-row">
      <style:table-row-properties style:row-height="0.52cm"/>
    </style:style>
    <style:style style:name="Tábla1.A2" style:family="table-cell">
      <style:table-cell-properties fo:padding="0.049cm" fo:border-left="0.002cm solid #000000" fo:border-right="none" fo:border-top="none" fo:border-bottom="0.002cm solid #000000"/>
    </style:style>
    <style:style style:name="Tábla1.G2" style:family="table-cell">
      <style:table-cell-properties fo:padding="0.049cm" fo:border-left="0.002cm solid #000000" fo:border-right="0.002cm solid #000000" fo:border-top="none" fo:border-bottom="0.002cm solid #000000"/>
    </style:style>
    <style:style style:name="Tábla1.A7" style:family="table-cell">
      <style:table-cell-properties fo:padding="0.049cm" fo:border-left="0.002cm solid #000000" fo:border-right="none" fo:border-top="none" fo:border-bottom="0.035cm solid #000000"/>
    </style:style>
    <style:style style:name="Tábla1.G7" style:family="table-cell">
      <style:table-cell-properties fo:padding="0.049cm" fo:border-left="0.002cm solid #000000" fo:border-right="0.002cm solid #000000" fo:border-top="none" fo:border-bottom="0.035cm solid #000000"/>
    </style:style>
    <style:style style:name="Tábla1.B8" style:family="table-cell" style:data-style-name="N0">
      <style:table-cell-properties style:vertical-align="top" fo:padding="0.049cm" fo:border-left="0.002cm solid #000000" fo:border-right="none" fo:border-top="none" fo:border-bottom="0.002cm solid #000000"/>
    </style:style>
    <style:style style:name="Tábla2" style:family="table">
      <style:table-properties fo:margin-left="0cm" fo:margin-right="0.005cm" table:align="margins"/>
    </style:style>
    <style:style style:name="Tábla2.A" style:family="table-column">
      <style:table-column-properties style:rel-column-width="19330*"/>
    </style:style>
    <style:style style:name="Tábla2.B" style:family="table-column">
      <style:table-column-properties style:rel-column-width="7721*"/>
    </style:style>
    <style:style style:name="Tábla2.G" style:family="table-column">
      <style:table-column-properties style:rel-column-width="7600*"/>
    </style:style>
    <style:style style:name="Tábla2.1" style:family="table-row">
      <style:table-row-properties style:row-height="0.52cm"/>
    </style:style>
    <style:style style:name="Tábla2.A1" style:family="table-cell">
      <style:table-cell-properties fo:padding="0.049cm" fo:border-left="0.002cm solid #000000" fo:border-right="none" fo:border-top="0.002cm solid #000000" fo:border-bottom="0.002cm solid #000000"/>
    </style:style>
    <style:style style:name="Tábla2.G1" style:family="table-cell">
      <style:table-cell-properties fo:padding="0.049cm" fo:border="0.002cm solid #000000"/>
    </style:style>
    <style:style style:name="Tábla2.A2" style:family="table-cell">
      <style:table-cell-properties fo:padding="0.049cm" fo:border-left="0.002cm solid #000000" fo:border-right="none" fo:border-top="none" fo:border-bottom="0.002cm solid #000000"/>
    </style:style>
    <style:style style:name="Tábla2.G2" style:family="table-cell">
      <style:table-cell-properties fo:padding="0.049cm" fo:border-left="0.002cm solid #000000" fo:border-right="0.002cm solid #000000" fo:border-top="none" fo:border-bottom="0.002cm solid #000000"/>
    </style:style>
    <style:style style:name="Tábla2.A7" style:family="table-cell">
      <style:table-cell-properties fo:padding="0.049cm" fo:border-left="0.002cm solid #000000" fo:border-right="none" fo:border-top="none" fo:border-bottom="0.035cm solid #000000"/>
    </style:style>
    <style:style style:name="Tábla2.G7" style:family="table-cell">
      <style:table-cell-properties fo:padding="0.049cm" fo:border-left="0.002cm solid #000000" fo:border-right="0.002cm solid #000000" fo:border-top="none" fo:border-bottom="0.035cm solid #000000"/>
    </style:style>
    <style:style style:name="Tábla3" style:family="table">
      <style:table-properties fo:margin-left="0cm" fo:margin-right="0.005cm" table:align="margins"/>
    </style:style>
    <style:style style:name="Tábla3.A" style:family="table-column">
      <style:table-column-properties style:rel-column-width="19330*"/>
    </style:style>
    <style:style style:name="Tábla3.B" style:family="table-column">
      <style:table-column-properties style:rel-column-width="7721*"/>
    </style:style>
    <style:style style:name="Tábla3.G" style:family="table-column">
      <style:table-column-properties style:rel-column-width="7600*"/>
    </style:style>
    <style:style style:name="Tábla3.1" style:family="table-row">
      <style:table-row-properties style:row-height="0.52cm"/>
    </style:style>
    <style:style style:name="Tábla3.A1" style:family="table-cell">
      <style:table-cell-properties fo:padding="0.049cm" fo:border-left="0.002cm solid #000000" fo:border-right="none" fo:border-top="0.002cm solid #000000" fo:border-bottom="0.002cm solid #000000"/>
    </style:style>
    <style:style style:name="Tábla3.G1" style:family="table-cell">
      <style:table-cell-properties fo:padding="0.049cm" fo:border="0.002cm solid #000000"/>
    </style:style>
    <style:style style:name="Tábla3.A2" style:family="table-cell">
      <style:table-cell-properties fo:padding="0.049cm" fo:border-left="0.002cm solid #000000" fo:border-right="none" fo:border-top="none" fo:border-bottom="0.035cm solid #000000"/>
    </style:style>
    <style:style style:name="Tábla3.G2" style:family="table-cell">
      <style:table-cell-properties fo:padding="0.049cm" fo:border-left="0.002cm solid #000000" fo:border-right="0.002cm solid #000000" fo:border-top="none" fo:border-bottom="0.035cm solid #000000"/>
    </style:style>
    <style:style style:name="Tábla3.A3" style:family="table-cell">
      <style:table-cell-properties fo:padding="0.049cm" fo:border-left="0.002cm solid #000000" fo:border-right="none" fo:border-top="none" fo:border-bottom="0.002cm solid #000000"/>
    </style:style>
    <style:style style:name="Tábla3.G3" style:family="table-cell">
      <style:table-cell-properties fo:padding="0.049cm" fo:border-left="0.002cm solid #000000" fo:border-right="0.002cm solid #000000" fo:border-top="none" fo:border-bottom="0.002cm solid #000000"/>
    </style:style>
    <style:style style:name="Tábla4" style:family="table">
      <style:table-properties fo:margin-left="0cm" fo:margin-right="0.016cm" table:align="margins"/>
    </style:style>
    <style:style style:name="Tábla4.A" style:family="table-column">
      <style:table-column-properties style:rel-column-width="19346*"/>
    </style:style>
    <style:style style:name="Tábla4.B" style:family="table-column">
      <style:table-column-properties style:rel-column-width="7714*"/>
    </style:style>
    <style:style style:name="Tábla4.G" style:family="table-column">
      <style:table-column-properties style:rel-column-width="7619*"/>
    </style:style>
    <style:style style:name="Tábla4.A1" style:family="table-cell">
      <style:table-cell-properties fo:padding="0.049cm" fo:border-left="0.002cm solid #000000" fo:border-right="none" fo:border-top="0.002cm solid #000000" fo:border-bottom="0.002cm solid #000000"/>
    </style:style>
    <style:style style:name="Tábla4.B1" style:family="table-cell" style:data-style-name="N0">
      <style:table-cell-properties style:vertical-align="bottom" fo:padding="0.049cm" fo:border-left="0.002cm solid #000000" fo:border-right="none" fo:border-top="0.002cm solid #000000" fo:border-bottom="0.002cm solid #000000"/>
    </style:style>
    <style:style style:name="Tábla4.G1" style:family="table-cell" style:data-style-name="N0">
      <style:table-cell-properties style:vertical-align="bottom" fo:padding="0.049cm" fo:border="0.002cm solid #000000"/>
    </style:style>
    <style:style style:name="Tábla4.2" style:family="table-row">
      <style:table-row-properties style:row-height="0.52cm"/>
    </style:style>
    <style:style style:name="Tábla4.A2" style:family="table-cell">
      <style:table-cell-properties fo:padding="0.049cm" fo:border-left="0.002cm solid #000000" fo:border-right="none" fo:border-top="none" fo:border-bottom="0.002cm solid #000000"/>
    </style:style>
    <style:style style:name="Tábla4.G2" style:family="table-cell">
      <style:table-cell-properties fo:padding="0.049cm" fo:border-left="0.002cm solid #000000" fo:border-right="0.002cm solid #000000" fo:border-top="none" fo:border-bottom="0.002cm solid #000000"/>
    </style:style>
    <style:style style:name="Tábla4.A7" style:family="table-cell">
      <style:table-cell-properties fo:padding="0.049cm" fo:border-left="0.002cm solid #000000" fo:border-right="none" fo:border-top="none" fo:border-bottom="0.035cm solid #000000"/>
    </style:style>
    <style:style style:name="Tábla4.G7" style:family="table-cell">
      <style:table-cell-properties fo:padding="0.049cm" fo:border-left="0.002cm solid #000000" fo:border-right="0.002cm solid #000000" fo:border-top="none" fo:border-bottom="0.035cm solid #000000"/>
    </style:style>
    <style:style style:name="Tábla4.B8" style:family="table-cell" style:data-style-name="N0">
      <style:table-cell-properties style:vertical-align="top" fo:padding="0.049cm" fo:border-left="0.002cm solid #000000" fo:border-right="none" fo:border-top="none" fo:border-bottom="0.002cm solid #000000"/>
    </style:style>
    <style:style style:name="Tábla5" style:family="table">
      <style:table-properties fo:margin-left="0cm" fo:margin-right="0.005cm" table:align="margins"/>
    </style:style>
    <style:style style:name="Tábla5.A" style:family="table-column">
      <style:table-column-properties style:rel-column-width="19330*"/>
    </style:style>
    <style:style style:name="Tábla5.B" style:family="table-column">
      <style:table-column-properties style:rel-column-width="7721*"/>
    </style:style>
    <style:style style:name="Tábla5.G" style:family="table-column">
      <style:table-column-properties style:rel-column-width="7600*"/>
    </style:style>
    <style:style style:name="Tábla5.1" style:family="table-row">
      <style:table-row-properties style:row-height="0.52cm"/>
    </style:style>
    <style:style style:name="Tábla5.A1" style:family="table-cell">
      <style:table-cell-properties fo:padding="0.049cm" fo:border-left="0.002cm solid #000000" fo:border-right="none" fo:border-top="0.002cm solid #000000" fo:border-bottom="0.002cm solid #000000"/>
    </style:style>
    <style:style style:name="Tábla5.G1" style:family="table-cell">
      <style:table-cell-properties fo:padding="0.049cm" fo:border="0.002cm solid #000000"/>
    </style:style>
    <style:style style:name="Tábla5.A2" style:family="table-cell">
      <style:table-cell-properties fo:padding="0.049cm" fo:border-left="0.002cm solid #000000" fo:border-right="none" fo:border-top="none" fo:border-bottom="0.002cm solid #000000"/>
    </style:style>
    <style:style style:name="Tábla5.G2" style:family="table-cell">
      <style:table-cell-properties fo:padding="0.049cm" fo:border-left="0.002cm solid #000000" fo:border-right="0.002cm solid #000000" fo:border-top="none" fo:border-bottom="0.002cm solid #000000"/>
    </style:style>
    <style:style style:name="Tábla5.A7" style:family="table-cell">
      <style:table-cell-properties fo:padding="0.049cm" fo:border-left="0.002cm solid #000000" fo:border-right="none" fo:border-top="none" fo:border-bottom="0.035cm solid #000000"/>
    </style:style>
    <style:style style:name="Tábla5.G7" style:family="table-cell">
      <style:table-cell-properties fo:padding="0.049cm" fo:border-left="0.002cm solid #000000" fo:border-right="0.002cm solid #000000" fo:border-top="none" fo:border-bottom="0.035cm solid #000000"/>
    </style:style>
    <style:style style:name="Tábla6" style:family="table">
      <style:table-properties fo:margin-left="0cm" fo:margin-right="0.005cm" table:align="margins"/>
    </style:style>
    <style:style style:name="Tábla6.A" style:family="table-column">
      <style:table-column-properties style:rel-column-width="19330*"/>
    </style:style>
    <style:style style:name="Tábla6.B" style:family="table-column">
      <style:table-column-properties style:rel-column-width="7721*"/>
    </style:style>
    <style:style style:name="Tábla6.G" style:family="table-column">
      <style:table-column-properties style:rel-column-width="7600*"/>
    </style:style>
    <style:style style:name="Tábla6.1" style:family="table-row">
      <style:table-row-properties style:row-height="0.52cm"/>
    </style:style>
    <style:style style:name="Tábla6.A1" style:family="table-cell">
      <style:table-cell-properties fo:padding="0.049cm" fo:border-left="0.002cm solid #000000" fo:border-right="none" fo:border-top="0.002cm solid #000000" fo:border-bottom="0.002cm solid #000000"/>
    </style:style>
    <style:style style:name="Tábla6.G1" style:family="table-cell">
      <style:table-cell-properties fo:padding="0.049cm" fo:border="0.002cm solid #000000"/>
    </style:style>
    <style:style style:name="Tábla6.A2" style:family="table-cell">
      <style:table-cell-properties fo:padding="0.049cm" fo:border-left="0.002cm solid #000000" fo:border-right="none" fo:border-top="none" fo:border-bottom="0.035cm solid #000000"/>
    </style:style>
    <style:style style:name="Tábla6.G2" style:family="table-cell">
      <style:table-cell-properties fo:padding="0.049cm" fo:border-left="0.002cm solid #000000" fo:border-right="0.002cm solid #000000" fo:border-top="none" fo:border-bottom="0.035cm solid #000000"/>
    </style:style>
    <style:style style:name="Tábla6.A3" style:family="table-cell">
      <style:table-cell-properties fo:padding="0.049cm" fo:border-left="0.002cm solid #000000" fo:border-right="none" fo:border-top="none" fo:border-bottom="0.002cm solid #000000"/>
    </style:style>
    <style:style style:name="Tábla6.G3" style:family="table-cell">
      <style:table-cell-properties fo:padding="0.049cm" fo:border-left="0.002cm solid #000000" fo:border-right="0.002cm solid #000000" fo:border-top="none" fo:border-bottom="0.002cm solid #000000"/>
    </style:style>
    <style:style style:name="Tábla7" style:family="table">
      <style:table-properties fo:margin-left="0cm" fo:margin-right="0.016cm" table:align="margins"/>
    </style:style>
    <style:style style:name="Tábla7.A" style:family="table-column">
      <style:table-column-properties style:rel-column-width="19346*"/>
    </style:style>
    <style:style style:name="Tábla7.B" style:family="table-column">
      <style:table-column-properties style:rel-column-width="7714*"/>
    </style:style>
    <style:style style:name="Tábla7.G" style:family="table-column">
      <style:table-column-properties style:rel-column-width="7619*"/>
    </style:style>
    <style:style style:name="Tábla7.A1" style:family="table-cell">
      <style:table-cell-properties fo:padding="0.049cm" fo:border-left="0.002cm solid #000000" fo:border-right="none" fo:border-top="0.002cm solid #000000" fo:border-bottom="0.002cm solid #000000"/>
    </style:style>
    <style:style style:name="Tábla7.B1" style:family="table-cell" style:data-style-name="N0">
      <style:table-cell-properties style:vertical-align="bottom" fo:padding="0.049cm" fo:border-left="0.002cm solid #000000" fo:border-right="none" fo:border-top="0.002cm solid #000000" fo:border-bottom="0.002cm solid #000000"/>
    </style:style>
    <style:style style:name="Tábla7.G1" style:family="table-cell" style:data-style-name="N0">
      <style:table-cell-properties style:vertical-align="bottom" fo:padding="0.049cm" fo:border="0.002cm solid #000000"/>
    </style:style>
    <style:style style:name="Tábla7.2" style:family="table-row">
      <style:table-row-properties style:row-height="0.52cm"/>
    </style:style>
    <style:style style:name="Tábla7.A2" style:family="table-cell">
      <style:table-cell-properties fo:padding="0.049cm" fo:border-left="0.002cm solid #000000" fo:border-right="none" fo:border-top="none" fo:border-bottom="0.002cm solid #000000"/>
    </style:style>
    <style:style style:name="Tábla7.G2" style:family="table-cell">
      <style:table-cell-properties fo:padding="0.049cm" fo:border-left="0.002cm solid #000000" fo:border-right="0.002cm solid #000000" fo:border-top="none" fo:border-bottom="0.002cm solid #000000"/>
    </style:style>
    <style:style style:name="Tábla7.A7" style:family="table-cell">
      <style:table-cell-properties fo:padding="0.049cm" fo:border-left="0.002cm solid #000000" fo:border-right="none" fo:border-top="none" fo:border-bottom="0.035cm solid #000000"/>
    </style:style>
    <style:style style:name="Tábla7.G7" style:family="table-cell">
      <style:table-cell-properties fo:padding="0.049cm" fo:border-left="0.002cm solid #000000" fo:border-right="0.002cm solid #000000" fo:border-top="none" fo:border-bottom="0.035cm solid #000000"/>
    </style:style>
    <style:style style:name="Tábla7.B8" style:family="table-cell" style:data-style-name="N0">
      <style:table-cell-properties style:vertical-align="top" fo:padding="0.049cm" fo:border-left="0.002cm solid #000000" fo:border-right="none" fo:border-top="none" fo:border-bottom="0.002cm solid #000000"/>
    </style:style>
    <style:style style:name="Tábla8" style:family="table">
      <style:table-properties fo:margin-left="0cm" fo:margin-right="0.005cm" table:align="margins"/>
    </style:style>
    <style:style style:name="Tábla8.A" style:family="table-column">
      <style:table-column-properties style:rel-column-width="19330*"/>
    </style:style>
    <style:style style:name="Tábla8.B" style:family="table-column">
      <style:table-column-properties style:rel-column-width="7721*"/>
    </style:style>
    <style:style style:name="Tábla8.G" style:family="table-column">
      <style:table-column-properties style:rel-column-width="7600*"/>
    </style:style>
    <style:style style:name="Tábla8.1" style:family="table-row">
      <style:table-row-properties style:row-height="0.52cm"/>
    </style:style>
    <style:style style:name="Tábla8.A1" style:family="table-cell">
      <style:table-cell-properties fo:padding="0.049cm" fo:border-left="0.002cm solid #000000" fo:border-right="none" fo:border-top="0.002cm solid #000000" fo:border-bottom="0.002cm solid #000000"/>
    </style:style>
    <style:style style:name="Tábla8.G1" style:family="table-cell">
      <style:table-cell-properties fo:padding="0.049cm" fo:border="0.002cm solid #000000"/>
    </style:style>
    <style:style style:name="Tábla8.A2" style:family="table-cell">
      <style:table-cell-properties fo:padding="0.049cm" fo:border-left="0.002cm solid #000000" fo:border-right="none" fo:border-top="none" fo:border-bottom="0.002cm solid #000000"/>
    </style:style>
    <style:style style:name="Tábla8.G2" style:family="table-cell">
      <style:table-cell-properties fo:padding="0.049cm" fo:border-left="0.002cm solid #000000" fo:border-right="0.002cm solid #000000" fo:border-top="none" fo:border-bottom="0.002cm solid #000000"/>
    </style:style>
    <style:style style:name="Tábla8.A7" style:family="table-cell">
      <style:table-cell-properties fo:padding="0.049cm" fo:border-left="0.002cm solid #000000" fo:border-right="none" fo:border-top="none" fo:border-bottom="0.035cm solid #000000"/>
    </style:style>
    <style:style style:name="Tábla8.G7" style:family="table-cell">
      <style:table-cell-properties fo:padding="0.049cm" fo:border-left="0.002cm solid #000000" fo:border-right="0.002cm solid #000000" fo:border-top="none" fo:border-bottom="0.035cm solid #000000"/>
    </style:style>
    <style:style style:name="Tábla9" style:family="table">
      <style:table-properties fo:margin-left="0cm" fo:margin-right="0.005cm" table:align="margins"/>
    </style:style>
    <style:style style:name="Tábla9.A" style:family="table-column">
      <style:table-column-properties style:rel-column-width="19330*"/>
    </style:style>
    <style:style style:name="Tábla9.B" style:family="table-column">
      <style:table-column-properties style:rel-column-width="7721*"/>
    </style:style>
    <style:style style:name="Tábla9.G" style:family="table-column">
      <style:table-column-properties style:rel-column-width="7600*"/>
    </style:style>
    <style:style style:name="Tábla9.1" style:family="table-row">
      <style:table-row-properties style:row-height="0.52cm"/>
    </style:style>
    <style:style style:name="Tábla9.A1" style:family="table-cell">
      <style:table-cell-properties fo:padding="0.049cm" fo:border-left="0.002cm solid #000000" fo:border-right="none" fo:border-top="0.002cm solid #000000" fo:border-bottom="0.002cm solid #000000"/>
    </style:style>
    <style:style style:name="Tábla9.G1" style:family="table-cell">
      <style:table-cell-properties fo:padding="0.049cm" fo:border="0.002cm solid #000000"/>
    </style:style>
    <style:style style:name="Tábla9.A2" style:family="table-cell">
      <style:table-cell-properties fo:padding="0.049cm" fo:border-left="0.002cm solid #000000" fo:border-right="none" fo:border-top="none" fo:border-bottom="0.035cm solid #000000"/>
    </style:style>
    <style:style style:name="Tábla9.G2" style:family="table-cell">
      <style:table-cell-properties fo:padding="0.049cm" fo:border-left="0.002cm solid #000000" fo:border-right="0.002cm solid #000000" fo:border-top="none" fo:border-bottom="0.035cm solid #000000"/>
    </style:style>
    <style:style style:name="Tábla9.A3" style:family="table-cell">
      <style:table-cell-properties fo:padding="0.049cm" fo:border-left="0.002cm solid #000000" fo:border-right="none" fo:border-top="none" fo:border-bottom="0.002cm solid #000000"/>
    </style:style>
    <style:style style:name="Tábla9.G3" style:family="table-cell">
      <style:table-cell-properties fo:padding="0.049cm" fo:border-left="0.002cm solid #000000" fo:border-right="0.002cm solid #000000" fo:border-top="none" fo:border-bottom="0.002cm solid #000000"/>
    </style:style>
    <style:style style:name="StarGame1a" style:family="table">
      <style:table-properties fo:margin-left="0cm" fo:margin-right="0.016cm" table:align="margins"/>
    </style:style>
    <style:style style:name="StarGame1a.A" style:family="table-column">
      <style:table-column-properties style:rel-column-width="19346*"/>
    </style:style>
    <style:style style:name="StarGame1a.B" style:family="table-column">
      <style:table-column-properties style:rel-column-width="7714*"/>
    </style:style>
    <style:style style:name="StarGame1a.G" style:family="table-column">
      <style:table-column-properties style:rel-column-width="7619*"/>
    </style:style>
    <style:style style:name="StarGame1a.A1" style:family="table-cell">
      <style:table-cell-properties fo:padding="0.049cm" fo:border-left="0.002cm solid #000000" fo:border-right="none" fo:border-top="0.002cm solid #000000" fo:border-bottom="0.002cm solid #000000"/>
    </style:style>
    <style:style style:name="StarGame1a.B1" style:family="table-cell" style:data-style-name="N0">
      <style:table-cell-properties style:vertical-align="bottom" fo:padding="0.049cm" fo:border-left="0.002cm solid #000000" fo:border-right="none" fo:border-top="0.002cm solid #000000" fo:border-bottom="0.002cm solid #000000"/>
    </style:style>
    <style:style style:name="StarGame1a.G1" style:family="table-cell" style:data-style-name="N0">
      <style:table-cell-properties style:vertical-align="bottom" fo:padding="0.049cm" fo:border="0.002cm solid #000000"/>
    </style:style>
    <style:style style:name="StarGame1a.2" style:family="table-row">
      <style:table-row-properties style:row-height="0.52cm"/>
    </style:style>
    <style:style style:name="StarGame1a.A2" style:family="table-cell">
      <style:table-cell-properties fo:padding="0.049cm" fo:border-left="0.002cm solid #000000" fo:border-right="none" fo:border-top="none" fo:border-bottom="0.002cm solid #000000"/>
    </style:style>
    <style:style style:name="StarGame1a.G2" style:family="table-cell">
      <style:table-cell-properties fo:padding="0.049cm" fo:border-left="0.002cm solid #000000" fo:border-right="0.002cm solid #000000" fo:border-top="none" fo:border-bottom="0.002cm solid #000000"/>
    </style:style>
    <style:style style:name="StarGame1a.A7" style:family="table-cell">
      <style:table-cell-properties fo:padding="0.049cm" fo:border-left="0.002cm solid #000000" fo:border-right="none" fo:border-top="none" fo:border-bottom="0.035cm solid #000000"/>
    </style:style>
    <style:style style:name="StarGame1a.G7" style:family="table-cell">
      <style:table-cell-properties fo:padding="0.049cm" fo:border-left="0.002cm solid #000000" fo:border-right="0.002cm solid #000000" fo:border-top="none" fo:border-bottom="0.035cm solid #000000"/>
    </style:style>
    <style:style style:name="StarGame1a.B8" style:family="table-cell" style:data-style-name="N0">
      <style:table-cell-properties style:vertical-align="top" fo:padding="0.049cm" fo:border-left="0.002cm solid #000000" fo:border-right="none" fo:border-top="none" fo:border-bottom="0.002cm solid #000000"/>
    </style:style>
    <style:style style:name="StarGame1b" style:family="table">
      <style:table-properties fo:margin-left="0cm" fo:margin-right="0.005cm" table:align="margins"/>
    </style:style>
    <style:style style:name="StarGame1b.A" style:family="table-column">
      <style:table-column-properties style:rel-column-width="19330*"/>
    </style:style>
    <style:style style:name="StarGame1b.B" style:family="table-column">
      <style:table-column-properties style:rel-column-width="7721*"/>
    </style:style>
    <style:style style:name="StarGame1b.G" style:family="table-column">
      <style:table-column-properties style:rel-column-width="7600*"/>
    </style:style>
    <style:style style:name="StarGame1b.1" style:family="table-row">
      <style:table-row-properties style:row-height="0.52cm"/>
    </style:style>
    <style:style style:name="StarGame1b.A1" style:family="table-cell">
      <style:table-cell-properties fo:padding="0.049cm" fo:border-left="0.002cm solid #000000" fo:border-right="none" fo:border-top="0.002cm solid #000000" fo:border-bottom="0.002cm solid #000000"/>
    </style:style>
    <style:style style:name="StarGame1b.G1" style:family="table-cell">
      <style:table-cell-properties fo:padding="0.049cm" fo:border="0.002cm solid #000000"/>
    </style:style>
    <style:style style:name="StarGame1b.A2" style:family="table-cell">
      <style:table-cell-properties fo:padding="0.049cm" fo:border-left="0.002cm solid #000000" fo:border-right="none" fo:border-top="none" fo:border-bottom="0.002cm solid #000000"/>
    </style:style>
    <style:style style:name="StarGame1b.G2" style:family="table-cell">
      <style:table-cell-properties fo:padding="0.049cm" fo:border-left="0.002cm solid #000000" fo:border-right="0.002cm solid #000000" fo:border-top="none" fo:border-bottom="0.002cm solid #000000"/>
    </style:style>
    <style:style style:name="StarGame1b.A7" style:family="table-cell">
      <style:table-cell-properties fo:padding="0.049cm" fo:border-left="0.002cm solid #000000" fo:border-right="none" fo:border-top="none" fo:border-bottom="0.035cm solid #000000"/>
    </style:style>
    <style:style style:name="StarGame1b.G7" style:family="table-cell">
      <style:table-cell-properties fo:padding="0.049cm" fo:border-left="0.002cm solid #000000" fo:border-right="0.002cm solid #000000" fo:border-top="none" fo:border-bottom="0.035cm solid #000000"/>
    </style:style>
    <style:style style:name="StarGame1c" style:family="table">
      <style:table-properties fo:margin-left="0cm" fo:margin-right="0.005cm" table:align="margins"/>
    </style:style>
    <style:style style:name="StarGame1c.A" style:family="table-column">
      <style:table-column-properties style:rel-column-width="19330*"/>
    </style:style>
    <style:style style:name="StarGame1c.B" style:family="table-column">
      <style:table-column-properties style:rel-column-width="7721*"/>
    </style:style>
    <style:style style:name="StarGame1c.G" style:family="table-column">
      <style:table-column-properties style:rel-column-width="7600*"/>
    </style:style>
    <style:style style:name="StarGame1c.1" style:family="table-row">
      <style:table-row-properties style:row-height="0.52cm"/>
    </style:style>
    <style:style style:name="StarGame1c.A1" style:family="table-cell">
      <style:table-cell-properties fo:padding="0.049cm" fo:border-left="0.002cm solid #000000" fo:border-right="none" fo:border-top="0.002cm solid #000000" fo:border-bottom="0.002cm solid #000000"/>
    </style:style>
    <style:style style:name="StarGame1c.G1" style:family="table-cell">
      <style:table-cell-properties fo:padding="0.049cm" fo:border="0.002cm solid #000000"/>
    </style:style>
    <style:style style:name="StarGame1c.A2" style:family="table-cell">
      <style:table-cell-properties fo:padding="0.049cm" fo:border-left="0.002cm solid #000000" fo:border-right="none" fo:border-top="none" fo:border-bottom="0.035cm solid #000000"/>
    </style:style>
    <style:style style:name="StarGame1c.G2" style:family="table-cell">
      <style:table-cell-properties fo:padding="0.049cm" fo:border-left="0.002cm solid #000000" fo:border-right="0.002cm solid #000000" fo:border-top="none" fo:border-bottom="0.035cm solid #000000"/>
    </style:style>
    <style:style style:name="StarGame1c.A3" style:family="table-cell">
      <style:table-cell-properties fo:padding="0.049cm" fo:border-left="0.002cm solid #000000" fo:border-right="none" fo:border-top="none" fo:border-bottom="0.002cm solid #000000"/>
    </style:style>
    <style:style style:name="StarGame1c.G3" style:family="table-cell">
      <style:table-cell-properties fo:padding="0.049cm" fo:border-left="0.002cm solid #000000" fo:border-right="0.002cm solid #000000" fo:border-top="none" fo:border-bottom="0.002cm solid #000000"/>
    </style:style>
    <style:style style:name="TicTacToe" style:family="table" style:master-page-name="Tic_20_Tac_20_Toe">
      <style:table-properties style:width="15.238cm" fo:margin-left="0cm" fo:margin-right="0.002cm" style:page-number="0" table:align="margins"/>
    </style:style>
    <style:style style:name="TicTacToe.A" style:family="table-column">
      <style:table-column-properties style:column-width="7.618cm" style:rel-column-width="32767*"/>
    </style:style>
    <style:style style:name="TicTacToe.B" style:family="table-column">
      <style:table-column-properties style:column-width="7.62cm" style:rel-column-width="32768*"/>
    </style:style>
    <style:style style:name="TicTacToe.A1" style:family="table-cell">
      <style:table-cell-properties fo:padding="1.499cm" fo:border-left="0.002cm solid #000000" fo:border-right="none" fo:border-top="0.002cm solid #000000" fo:border-bottom="0.002cm solid #000000"/>
    </style:style>
    <style:style style:name="TicTacToe1" style:family="table">
      <style:table-properties style:width="3.898cm" table:align="margins"/>
    </style:style>
    <style:style style:name="TicTacToe1.A" style:family="table-column">
      <style:table-column-properties style:column-width="1.3cm" style:rel-column-width="21845*"/>
    </style:style>
    <style:style style:name="TicTacToe1.1" style:family="table-row">
      <style:table-row-properties style:row-height="1.3cm"/>
    </style:style>
    <style:style style:name="TicTacToe1.A1" style:family="table-cell">
      <style:table-cell-properties fo:padding="0.097cm" fo:border-left="none" fo:border-right="none" fo:border-top="none" fo:border-bottom="0.088cm solid #000000"/>
    </style:style>
    <style:style style:name="TicTacToe1.B1" style:family="table-cell">
      <style:table-cell-properties fo:padding="0.097cm" fo:border-left="0.088cm solid #000000" fo:border-right="none" fo:border-top="none" fo:border-bottom="0.088cm solid #000000"/>
    </style:style>
    <style:style style:name="TicTacToe1.A3" style:family="table-cell">
      <style:table-cell-properties fo:padding="0.097cm" fo:border="none"/>
    </style:style>
    <style:style style:name="TicTacToe1.B3" style:family="table-cell">
      <style:table-cell-properties fo:padding="0.097cm" fo:border-left="0.088cm solid #000000" fo:border-right="none" fo:border-top="none" fo:border-bottom="none"/>
    </style:style>
    <style:style style:name="TicTacToe.B1" style:family="table-cell">
      <style:table-cell-properties fo:padding="1.499cm" fo:border="0.002cm solid #000000"/>
    </style:style>
    <style:style style:name="TicTacToe2" style:family="table">
      <style:table-properties table:align="margins"/>
    </style:style>
    <style:style style:name="TicTacToe2.A" style:family="table-column">
      <style:table-column-properties style:rel-column-width="21845*"/>
    </style:style>
    <style:style style:name="TicTacToe2.1" style:family="table-row">
      <style:table-row-properties style:row-height="1.3cm"/>
    </style:style>
    <style:style style:name="TicTacToe2.A1" style:family="table-cell">
      <style:table-cell-properties fo:padding="0.097cm" fo:border-left="none" fo:border-right="none" fo:border-top="none" fo:border-bottom="0.088cm solid #000000"/>
    </style:style>
    <style:style style:name="TicTacToe2.B1" style:family="table-cell">
      <style:table-cell-properties fo:padding="0.097cm" fo:border-left="0.088cm solid #000000" fo:border-right="none" fo:border-top="none" fo:border-bottom="0.088cm solid #000000"/>
    </style:style>
    <style:style style:name="TicTacToe2.A3" style:family="table-cell">
      <style:table-cell-properties fo:padding="0.097cm" fo:border="none"/>
    </style:style>
    <style:style style:name="TicTacToe2.B3" style:family="table-cell">
      <style:table-cell-properties fo:padding="0.097cm" fo:border-left="0.088cm solid #000000" fo:border-right="none" fo:border-top="none" fo:border-bottom="none"/>
    </style:style>
    <style:style style:name="TicTacToe.A2" style:family="table-cell">
      <style:table-cell-properties fo:padding="1.499cm" fo:border-left="0.002cm solid #000000" fo:border-right="none" fo:border-top="none" fo:border-bottom="0.002cm solid #000000"/>
    </style:style>
    <style:style style:name="TicTacToe3" style:family="table">
      <style:table-properties table:align="margins"/>
    </style:style>
    <style:style style:name="TicTacToe3.A" style:family="table-column">
      <style:table-column-properties style:rel-column-width="21845*"/>
    </style:style>
    <style:style style:name="TicTacToe3.1" style:family="table-row">
      <style:table-row-properties style:row-height="1.3cm"/>
    </style:style>
    <style:style style:name="TicTacToe3.A1" style:family="table-cell">
      <style:table-cell-properties fo:padding="0.097cm" fo:border-left="none" fo:border-right="none" fo:border-top="none" fo:border-bottom="0.088cm solid #000000"/>
    </style:style>
    <style:style style:name="TicTacToe3.B1" style:family="table-cell">
      <style:table-cell-properties fo:padding="0.097cm" fo:border-left="0.088cm solid #000000" fo:border-right="none" fo:border-top="none" fo:border-bottom="0.088cm solid #000000"/>
    </style:style>
    <style:style style:name="TicTacToe3.A3" style:family="table-cell">
      <style:table-cell-properties fo:padding="0.097cm" fo:border="none"/>
    </style:style>
    <style:style style:name="TicTacToe3.B3" style:family="table-cell">
      <style:table-cell-properties fo:padding="0.097cm" fo:border-left="0.088cm solid #000000" fo:border-right="none" fo:border-top="none" fo:border-bottom="none"/>
    </style:style>
    <style:style style:name="TicTacToe.B2" style:family="table-cell">
      <style:table-cell-properties fo:padding="1.499cm" fo:border-left="0.002cm solid #000000" fo:border-right="0.002cm solid #000000" fo:border-top="none" fo:border-bottom="0.002cm solid #000000"/>
    </style:style>
    <style:style style:name="TicTacToe4" style:family="table">
      <style:table-properties table:align="margins"/>
    </style:style>
    <style:style style:name="TicTacToe4.A" style:family="table-column">
      <style:table-column-properties style:rel-column-width="21845*"/>
    </style:style>
    <style:style style:name="TicTacToe4.1" style:family="table-row">
      <style:table-row-properties style:row-height="1.3cm"/>
    </style:style>
    <style:style style:name="TicTacToe4.A1" style:family="table-cell">
      <style:table-cell-properties fo:padding="0.097cm" fo:border-left="none" fo:border-right="none" fo:border-top="none" fo:border-bottom="0.088cm solid #000000"/>
    </style:style>
    <style:style style:name="TicTacToe4.B1" style:family="table-cell">
      <style:table-cell-properties fo:padding="0.097cm" fo:border-left="0.088cm solid #000000" fo:border-right="none" fo:border-top="none" fo:border-bottom="0.088cm solid #000000"/>
    </style:style>
    <style:style style:name="TicTacToe4.A3" style:family="table-cell">
      <style:table-cell-properties fo:padding="0.097cm" fo:border="none"/>
    </style:style>
    <style:style style:name="TicTacToe4.B3" style:family="table-cell">
      <style:table-cell-properties fo:padding="0.097cm" fo:border-left="0.088cm solid #000000" fo:border-right="none" fo:border-top="none" fo:border-bottom="none"/>
    </style:style>
    <style:style style:name="TicTacToe5" style:family="table">
      <style:table-properties table:align="margins"/>
    </style:style>
    <style:style style:name="TicTacToe5.A" style:family="table-column">
      <style:table-column-properties style:rel-column-width="21845*"/>
    </style:style>
    <style:style style:name="TicTacToe5.1" style:family="table-row">
      <style:table-row-properties style:row-height="1.3cm"/>
    </style:style>
    <style:style style:name="TicTacToe5.A1" style:family="table-cell">
      <style:table-cell-properties fo:padding="0.097cm" fo:border-left="none" fo:border-right="none" fo:border-top="none" fo:border-bottom="0.088cm solid #000000"/>
    </style:style>
    <style:style style:name="TicTacToe5.B1" style:family="table-cell">
      <style:table-cell-properties fo:padding="0.097cm" fo:border-left="0.088cm solid #000000" fo:border-right="none" fo:border-top="none" fo:border-bottom="0.088cm solid #000000"/>
    </style:style>
    <style:style style:name="TicTacToe5.A3" style:family="table-cell">
      <style:table-cell-properties fo:padding="0.097cm" fo:border="none"/>
    </style:style>
    <style:style style:name="TicTacToe5.B3" style:family="table-cell">
      <style:table-cell-properties fo:padding="0.097cm" fo:border-left="0.088cm solid #000000" fo:border-right="none" fo:border-top="none" fo:border-bottom="none"/>
    </style:style>
    <style:style style:name="TicTacToe6" style:family="table">
      <style:table-properties table:align="margins"/>
    </style:style>
    <style:style style:name="TicTacToe6.A" style:family="table-column">
      <style:table-column-properties style:rel-column-width="21845*"/>
    </style:style>
    <style:style style:name="TicTacToe6.1" style:family="table-row">
      <style:table-row-properties style:row-height="1.3cm"/>
    </style:style>
    <style:style style:name="TicTacToe6.A1" style:family="table-cell">
      <style:table-cell-properties fo:padding="0.097cm" fo:border-left="none" fo:border-right="none" fo:border-top="none" fo:border-bottom="0.088cm solid #000000"/>
    </style:style>
    <style:style style:name="TicTacToe6.B1" style:family="table-cell">
      <style:table-cell-properties fo:padding="0.097cm" fo:border-left="0.088cm solid #000000" fo:border-right="none" fo:border-top="none" fo:border-bottom="0.088cm solid #000000"/>
    </style:style>
    <style:style style:name="TicTacToe6.A3" style:family="table-cell">
      <style:table-cell-properties fo:padding="0.097cm" fo:border="none"/>
    </style:style>
    <style:style style:name="TicTacToe6.B3" style:family="table-cell">
      <style:table-cell-properties fo:padding="0.097cm" fo:border-left="0.088cm solid #000000" fo:border-right="none" fo:border-top="none" fo:border-bottom="none"/>
    </style:style>
    <style:style style:name="Battleship" style:family="table" style:master-page-name="Battleship">
      <style:table-properties fo:margin-top="0cm" fo:margin-bottom="0.21cm" style:page-number="0" table:align="margins"/>
    </style:style>
    <style:style style:name="Battleship.A" style:family="table-column">
      <style:table-column-properties style:rel-column-width="32767*"/>
    </style:style>
    <style:style style:name="Battleship.B" style:family="table-column">
      <style:table-column-properties style:rel-column-width="32768*"/>
    </style:style>
    <style:style style:name="Battleship.A1" style:family="table-cell">
      <style:table-cell-properties fo:padding="0.097cm" fo:border-left="0.002cm solid #000000" fo:border-right="none" fo:border-top="0.002cm solid #000000" fo:border-bottom="0.002cm solid #000000"/>
    </style:style>
    <style:style style:name="Battleship1a" style:family="table">
      <style:table-properties fo:margin-left="0cm" fo:margin-right="0.018cm" table:align="margins"/>
    </style:style>
    <style:style style:name="Battleship1a.A" style:family="table-column">
      <style:table-column-properties style:rel-column-width="6873*"/>
    </style:style>
    <style:style style:name="Battleship1a.B" style:family="table-column">
      <style:table-column-properties style:rel-column-width="5869*"/>
    </style:style>
    <style:style style:name="Battleship1a.K" style:family="table-column">
      <style:table-column-properties style:rel-column-width="5841*"/>
    </style:style>
    <style:style style:name="Battleship1a.1" style:family="table-row">
      <style:table-row-properties style:row-height="0.7cm"/>
    </style:style>
    <style:style style:name="Battleship1a.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1a.K1" style:family="table-cell">
      <style:table-cell-properties fo:background-color="#c0c0c0" fo:padding="0.049cm" fo:border="0.002cm solid #000000">
        <style:background-image/>
      </style:table-cell-properties>
    </style:style>
    <style:style style:name="Battleship1a.2" style:family="table-row">
      <style:table-row-properties style:row-height="0.6cm"/>
    </style:style>
    <style:style style:name="Battleship1a.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1a.B2" style:family="table-cell">
      <style:table-cell-properties fo:padding="0.049cm" fo:border-left="0.002cm solid #000000" fo:border-right="none" fo:border-top="none" fo:border-bottom="0.002cm solid #000000"/>
    </style:style>
    <style:style style:name="Battleship1a.K2" style:family="table-cell">
      <style:table-cell-properties fo:padding="0.049cm" fo:border-left="0.002cm solid #000000" fo:border-right="0.002cm solid #000000" fo:border-top="none" fo:border-bottom="0.002cm solid #000000"/>
    </style:style>
    <style:style style:name="Battleship.B1" style:family="table-cell">
      <style:table-cell-properties fo:padding="0.097cm" fo:border-left="none" fo:border-right="0.002cm solid #000000" fo:border-top="0.002cm solid #000000" fo:border-bottom="0.002cm solid #000000"/>
    </style:style>
    <style:style style:name="Battleship1b" style:family="table">
      <style:table-properties fo:margin-left="0cm" fo:margin-right="0.018cm" table:align="margins"/>
    </style:style>
    <style:style style:name="Battleship1b.A" style:family="table-column">
      <style:table-column-properties style:rel-column-width="6873*"/>
    </style:style>
    <style:style style:name="Battleship1b.B" style:family="table-column">
      <style:table-column-properties style:rel-column-width="5869*"/>
    </style:style>
    <style:style style:name="Battleship1b.K" style:family="table-column">
      <style:table-column-properties style:rel-column-width="5841*"/>
    </style:style>
    <style:style style:name="Battleship1b.1" style:family="table-row">
      <style:table-row-properties style:row-height="0.7cm"/>
    </style:style>
    <style:style style:name="Battleship1b.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1b.K1" style:family="table-cell">
      <style:table-cell-properties fo:background-color="#c0c0c0" fo:padding="0.049cm" fo:border="0.002cm solid #000000">
        <style:background-image/>
      </style:table-cell-properties>
    </style:style>
    <style:style style:name="Battleship1b.2" style:family="table-row">
      <style:table-row-properties style:row-height="0.6cm"/>
    </style:style>
    <style:style style:name="Battleship1b.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1b.B2" style:family="table-cell">
      <style:table-cell-properties fo:padding="0.049cm" fo:border-left="0.002cm solid #000000" fo:border-right="none" fo:border-top="none" fo:border-bottom="0.002cm solid #000000"/>
    </style:style>
    <style:style style:name="Battleship1b.K2" style:family="table-cell">
      <style:table-cell-properties fo:padding="0.049cm" fo:border-left="0.002cm solid #000000" fo:border-right="0.002cm solid #000000" fo:border-top="none" fo:border-bottom="0.002cm solid #000000"/>
    </style:style>
    <style:style style:name="Battleship.A2" style:family="table-cell">
      <style:table-cell-properties fo:padding="0.097cm" fo:border-left="0.002cm solid #000000" fo:border-right="none" fo:border-top="none" fo:border-bottom="0.002cm solid #000000"/>
    </style:style>
    <style:style style:name="Battleship2a" style:family="table">
      <style:table-properties fo:margin-left="0cm" fo:margin-right="0.018cm" table:align="margins"/>
    </style:style>
    <style:style style:name="Battleship2a.A" style:family="table-column">
      <style:table-column-properties style:rel-column-width="6873*"/>
    </style:style>
    <style:style style:name="Battleship2a.B" style:family="table-column">
      <style:table-column-properties style:rel-column-width="5869*"/>
    </style:style>
    <style:style style:name="Battleship2a.K" style:family="table-column">
      <style:table-column-properties style:rel-column-width="5841*"/>
    </style:style>
    <style:style style:name="Battleship2a.1" style:family="table-row">
      <style:table-row-properties style:row-height="0.7cm"/>
    </style:style>
    <style:style style:name="Battleship2a.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2a.K1" style:family="table-cell">
      <style:table-cell-properties fo:background-color="#c0c0c0" fo:padding="0.049cm" fo:border="0.002cm solid #000000">
        <style:background-image/>
      </style:table-cell-properties>
    </style:style>
    <style:style style:name="Battleship2a.2" style:family="table-row">
      <style:table-row-properties style:row-height="0.6cm"/>
    </style:style>
    <style:style style:name="Battleship2a.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2a.B2" style:family="table-cell">
      <style:table-cell-properties fo:padding="0.049cm" fo:border-left="0.002cm solid #000000" fo:border-right="none" fo:border-top="none" fo:border-bottom="0.002cm solid #000000"/>
    </style:style>
    <style:style style:name="Battleship2a.K2" style:family="table-cell">
      <style:table-cell-properties fo:padding="0.049cm" fo:border-left="0.002cm solid #000000" fo:border-right="0.002cm solid #000000" fo:border-top="none" fo:border-bottom="0.002cm solid #000000"/>
    </style:style>
    <style:style style:name="Battleship.B2" style:family="table-cell">
      <style:table-cell-properties fo:padding="0.097cm" fo:border-left="none" fo:border-right="0.002cm solid #000000" fo:border-top="none" fo:border-bottom="0.002cm solid #000000"/>
    </style:style>
    <style:style style:name="Battleship2b" style:family="table">
      <style:table-properties fo:margin-left="0cm" fo:margin-right="0.018cm" table:align="margins"/>
    </style:style>
    <style:style style:name="Battleship2b.A" style:family="table-column">
      <style:table-column-properties style:rel-column-width="6873*"/>
    </style:style>
    <style:style style:name="Battleship2b.B" style:family="table-column">
      <style:table-column-properties style:rel-column-width="5869*"/>
    </style:style>
    <style:style style:name="Battleship2b.K" style:family="table-column">
      <style:table-column-properties style:rel-column-width="5841*"/>
    </style:style>
    <style:style style:name="Battleship2b.1" style:family="table-row">
      <style:table-row-properties style:row-height="0.7cm"/>
    </style:style>
    <style:style style:name="Battleship2b.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2b.K1" style:family="table-cell">
      <style:table-cell-properties fo:background-color="#c0c0c0" fo:padding="0.049cm" fo:border="0.002cm solid #000000">
        <style:background-image/>
      </style:table-cell-properties>
    </style:style>
    <style:style style:name="Battleship2b.2" style:family="table-row">
      <style:table-row-properties style:row-height="0.6cm"/>
    </style:style>
    <style:style style:name="Battleship2b.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2b.B2" style:family="table-cell">
      <style:table-cell-properties fo:padding="0.049cm" fo:border-left="0.002cm solid #000000" fo:border-right="none" fo:border-top="none" fo:border-bottom="0.002cm solid #000000"/>
    </style:style>
    <style:style style:name="Battleship2b.K2" style:family="table-cell">
      <style:table-cell-properties fo:padding="0.049cm" fo:border-left="0.002cm solid #000000" fo:border-right="0.002cm solid #000000" fo:border-top="none" fo:border-bottom="0.002cm solid #000000"/>
    </style:style>
    <style:style style:name="Battleship3a" style:family="table">
      <style:table-properties fo:margin-left="0cm" fo:margin-right="0.018cm" table:align="margins"/>
    </style:style>
    <style:style style:name="Battleship3a.A" style:family="table-column">
      <style:table-column-properties style:rel-column-width="6873*"/>
    </style:style>
    <style:style style:name="Battleship3a.B" style:family="table-column">
      <style:table-column-properties style:rel-column-width="5869*"/>
    </style:style>
    <style:style style:name="Battleship3a.K" style:family="table-column">
      <style:table-column-properties style:rel-column-width="5841*"/>
    </style:style>
    <style:style style:name="Battleship3a.1" style:family="table-row">
      <style:table-row-properties style:row-height="0.7cm"/>
    </style:style>
    <style:style style:name="Battleship3a.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3a.K1" style:family="table-cell">
      <style:table-cell-properties fo:background-color="#c0c0c0" fo:padding="0.049cm" fo:border="0.002cm solid #000000">
        <style:background-image/>
      </style:table-cell-properties>
    </style:style>
    <style:style style:name="Battleship3a.2" style:family="table-row">
      <style:table-row-properties style:row-height="0.6cm"/>
    </style:style>
    <style:style style:name="Battleship3a.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3a.B2" style:family="table-cell">
      <style:table-cell-properties fo:padding="0.049cm" fo:border-left="0.002cm solid #000000" fo:border-right="none" fo:border-top="none" fo:border-bottom="0.002cm solid #000000"/>
    </style:style>
    <style:style style:name="Battleship3a.K2" style:family="table-cell">
      <style:table-cell-properties fo:padding="0.049cm" fo:border-left="0.002cm solid #000000" fo:border-right="0.002cm solid #000000" fo:border-top="none" fo:border-bottom="0.002cm solid #000000"/>
    </style:style>
    <style:style style:name="Battleship3b" style:family="table">
      <style:table-properties fo:margin-left="0cm" fo:margin-right="0.018cm" table:align="margins"/>
    </style:style>
    <style:style style:name="Battleship3b.A" style:family="table-column">
      <style:table-column-properties style:rel-column-width="6873*"/>
    </style:style>
    <style:style style:name="Battleship3b.B" style:family="table-column">
      <style:table-column-properties style:rel-column-width="5869*"/>
    </style:style>
    <style:style style:name="Battleship3b.K" style:family="table-column">
      <style:table-column-properties style:rel-column-width="5841*"/>
    </style:style>
    <style:style style:name="Battleship3b.1" style:family="table-row">
      <style:table-row-properties style:row-height="0.7cm"/>
    </style:style>
    <style:style style:name="Battleship3b.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Battleship3b.K1" style:family="table-cell">
      <style:table-cell-properties fo:background-color="#c0c0c0" fo:padding="0.049cm" fo:border="0.002cm solid #000000">
        <style:background-image/>
      </style:table-cell-properties>
    </style:style>
    <style:style style:name="Battleship3b.2" style:family="table-row">
      <style:table-row-properties style:row-height="0.6cm"/>
    </style:style>
    <style:style style:name="Battleship3b.A2" style:family="table-cell" style:data-style-name="N0">
      <style:table-cell-properties style:vertical-align="bottom" fo:background-color="#c0c0c0" fo:padding="0.049cm" fo:border-left="0.002cm solid #000000" fo:border-right="none" fo:border-top="none" fo:border-bottom="0.002cm solid #000000">
        <style:background-image/>
      </style:table-cell-properties>
    </style:style>
    <style:style style:name="Battleship3b.B2" style:family="table-cell">
      <style:table-cell-properties fo:padding="0.049cm" fo:border-left="0.002cm solid #000000" fo:border-right="none" fo:border-top="none" fo:border-bottom="0.002cm solid #000000"/>
    </style:style>
    <style:style style:name="Battleship3b.K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text-properties fo:font-size="6pt"/>
    </style:style>
    <style:style style:name="P3" style:family="paragraph" style:parent-style-name="Header_20_left">
      <style:text-properties fo:font-size="6pt"/>
    </style:style>
    <style:style style:name="P4" style:family="paragraph" style:parent-style-name="Standard" style:master-page-name="StarGame">
      <style:text-properties style:font-name="StarSymbol1"/>
    </style:style>
    <style:style style:name="P5" style:family="paragraph" style:parent-style-name="Heading_20_1" style:master-page-name="Standard"/>
    <style:style style:name="P6" style:family="paragraph" style:parent-style-name="Text_20_body" style:list-style-name="L2"/>
    <style:style style:name="P7" style:family="paragraph" style:parent-style-name="Text_20_body" style:list-style-name="L3"/>
    <style:style style:name="T1" style:family="text">
      <style:text-properties fo:font-size="6pt"/>
    </style:style>
    <style:style style:name="T2" style:family="text">
      <style:text-properties style:font-name="StarSymbol" fo:letter-spacing="-0.071cm"/>
    </style:style>
    <style:style style:name="T3" style:family="text">
      <style:text-properties style:font-name="StarSymbol"/>
    </style:style>
    <style:style style:name="fr1" style:family="graphic" style:parent-style-name="Frame">
      <style:graphic-properties fo:margin-left="0cm" fo:margin-right="0cm" fo:margin-top="0cm" fo:margin-bottom="0cm" style:run-through="foreground" style:wrap="run-through" style:number-wrapped-paragraphs="no-limit" style:vertical-pos="bottom" style:vertical-rel="page" style:horizontal-pos="right" style:horizontal-rel="page" fo:padding="0.762cm" fo:border="0.002cm solid #c0c0c0"/>
    </style:style>
    <style:style style:name="fr2" style:family="graphic" style:parent-style-name="Frame">
      <style:graphic-properties fo:margin-left="0cm" fo:margin-right="0cm" fo:margin-top="0cm" fo:margin-bottom="0cm" style:run-through="foreground" style:wrap="run-through" style:number-wrapped-paragraphs="no-limit" style:vertical-pos="bottom" style:vertical-rel="page" style:horizontal-pos="left" style:horizontal-rel="page" fo:padding="0.762cm" fo:border="0.002cm solid #c0c0c0"/>
    </style:style>
    <style:style style:name="fr3" style:family="graphic" style:parent-style-name="Frame">
      <style:graphic-properties fo:margin-left="0cm" fo:margin-right="0cm" fo:margin-top="0cm" fo:margin-bottom="0cm" style:run-through="foreground" style:wrap="run-through" style:number-wrapped-paragraphs="no-limit" style:vertical-pos="top" style:vertical-rel="page" style:horizontal-pos="right" style:horizontal-rel="page" fo:padding="0.762cm" fo:border="0.002cm solid #c0c0c0"/>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762cm" fo:border="0.002cm solid #c0c0c0"/>
    </style:style>
    <style:style style:name="fr5" style:family="graphic" style:parent-style-name="Frame">
      <style:graphic-properties style:wrap="parallel" style:number-wrapped-paragraphs="no-limit" style:vertical-pos="from-top" style:horizontal-pos="from-left" style:horizontal-rel="paragraph" fo:padding="0cm" fo:border="none"/>
    </style:style>
    <style:style style:name="fr6" style:family="graphic" style:parent-style-name="Frame">
      <style:graphic-properties style:wrap="parallel" style:number-wrapped-paragraphs="no-limit" style:vertical-pos="middle" style:vertical-rel="baseline" style:horizontal-pos="from-left" style:horizontal-rel="paragraph" fo:padding="0cm" fo:border="non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0.499cm" text:min-label-width="0.499cm"/>
        <style:text-properties style:font-name="StarSymbol"/>
      </text:list-level-style-bullet>
      <text:list-level-style-bullet text:level="3" style:num-suffix="." text:bullet-char="•">
        <style:list-level-properties text:space-before="0.999cm" text:min-label-width="0.499cm"/>
        <style:text-properties style:font-name="StarSymbol"/>
      </text:list-level-style-bullet>
      <text:list-level-style-bullet text:level="4" style:num-suffix="." text:bullet-char="•">
        <style:list-level-properties text:space-before="1.498cm" text:min-label-width="0.499cm"/>
        <style:text-properties style:font-name="StarSymbol"/>
      </text:list-level-style-bullet>
      <text:list-level-style-bullet text:level="5" style:num-suffix="." text:bullet-char="•">
        <style:list-level-properties text:space-before="1.997cm" text:min-label-width="0.499cm"/>
        <style:text-properties style:font-name="StarSymbol"/>
      </text:list-level-style-bullet>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0.499cm" text:min-label-width="0.499cm"/>
        <style:text-properties style:font-name="StarSymbol"/>
      </text:list-level-style-bullet>
      <text:list-level-style-bullet text:level="3" style:num-suffix="." text:bullet-char="•">
        <style:list-level-properties text:space-before="0.999cm" text:min-label-width="0.499cm"/>
        <style:text-properties style:font-name="StarSymbol"/>
      </text:list-level-style-bullet>
      <text:list-level-style-bullet text:level="4" style:num-suffix="." text:bullet-char="•">
        <style:list-level-properties text:space-before="1.498cm" text:min-label-width="0.499cm"/>
        <style:text-properties style:font-name="StarSymbol"/>
      </text:list-level-style-bullet>
      <text:list-level-style-bullet text:level="5" style:num-suffix="." text:bullet-char="•">
        <style:list-level-properties text:space-before="1.997cm" text:min-label-width="0.499cm"/>
        <style:text-properties style:font-name="StarSymbol"/>
      </text:list-level-style-bullet>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tarGame4" text:anchor-type="page" text:anchor-page-number="3" svg:width="10.793cm" style:rel-width="50%" svg:height="13.968cm" style:rel-height="50%" draw:z-index="2">
        <draw:text-box>
          <text:section text:style-name="Sect1" text:name="4" text:protected="true">
            <text:section-source text:section-name="1"/>
            <text:p text:style-name="Header_20_left">StarGame</text:p>
            <table:table table:name="Tábla1" table:style-name="Tábla1">
              <table:table-column table:style-name="Tábla1.A"/>
              <table:table-column table:style-name="Tábla1.B" table:number-columns-repeated="5"/>
              <table:table-column table:style-name="Tábla1.G"/>
              <table:table-header-rows>
                <table:table-row>
                  <table:table-cell table:style-name="Tábla1.A1" office:value-type="string">
                    <text:p text:style-name="Table_20_Heading"/>
                  </table:table-cell>
                  <table:table-cell table:style-name="Tábla1.B1" office:value-type="float" office:value="1">
                    <text:p text:style-name="Table_20_Heading">1</text:p>
                  </table:table-cell>
                  <table:table-cell table:style-name="Tábla1.B1" office:value-type="float" office:value="2">
                    <text:p text:style-name="Table_20_Heading">2</text:p>
                  </table:table-cell>
                  <table:table-cell table:style-name="Tábla1.B1" office:value-type="float" office:value="3">
                    <text:p text:style-name="Table_20_Heading">3</text:p>
                  </table:table-cell>
                  <table:table-cell table:style-name="Tábla1.B1" office:value-type="float" office:value="4">
                    <text:p text:style-name="Table_20_Heading">4</text:p>
                  </table:table-cell>
                  <table:table-cell table:style-name="Tábla1.B1" office:value-type="float" office:value="5">
                    <text:p text:style-name="Table_20_Heading">5</text:p>
                  </table:table-cell>
                  <table:table-cell table:style-name="Tábla1.G1" office:value-type="float" office:value="6">
                    <text:p text:style-name="Table_20_Heading">6</text:p>
                  </table:table-cell>
                </table:table-row>
              </table:table-header-rows>
              <table:table-row table:style-name="Tábla1.2">
                <table:table-cell table:style-name="Tábla1.A2" office:value-type="string">
                  <text:p text:style-name="Table_20_Contents">1's<text:tab/><text:span text:style-name="T1">only 1's</text:span></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2" office:value-type="string">
                  <text:p text:style-name="Table_20_Contents">2's<text:tab/><text:span text:style-name="T1">only 2's</text:span></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2" office:value-type="string">
                  <text:p text:style-name="Table_20_Contents">3's<text:tab/><text:span text:style-name="T1">only 3's</text:span></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2" office:value-type="string">
                  <text:p text:style-name="Table_20_Contents">4's<text:tab/><text:span text:style-name="T1">only 4's</text:span></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2" office:value-type="string">
                  <text:p text:style-name="Table_20_Contents">5's<text:tab/><text:span text:style-name="T1">only 5's</text:span></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7" office:value-type="string">
                  <text:p text:style-name="Table_20_Contents">6's<text:tab/><text:span text:style-name="T1">only 6's</text:span></text:p>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G7" office:value-type="string">
                  <text:p text:style-name="Table_20_Contents"/>
                </table:table-cell>
              </table:table-row>
              <table:table-row table:style-name="Tábla1.2">
                <table:table-cell table:style-name="Tábla1.A2" office:value-type="string">
                  <text:p text:style-name="Table_20_Contents">Subtotal <text:s/>(top)</text:p>
                </table:table-cell>
                <table:table-cell table:style-name="Tábla1.B8" office:value-type="float">
                  <text:p text:style-name="P1"/>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row table:style-name="Tábla1.2">
                <table:table-cell table:style-name="Tábla1.A7" office:value-type="string">
                  <text:p text:style-name="Table_20_Contents">Bonus<text:tab/><text:span text:style-name="T1">35 if 63 or more</text:span></text:p>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A7" office:value-type="string">
                  <text:p text:style-name="Table_20_Contents"/>
                </table:table-cell>
                <table:table-cell table:style-name="Tábla1.G7" office:value-type="string">
                  <text:p text:style-name="Table_20_Contents"/>
                </table:table-cell>
              </table:table-row>
              <table:table-row table:style-name="Tábla1.2">
                <table:table-cell table:style-name="Tábla1.A2" office:value-type="string">
                  <text:p text:style-name="Table_20_Contents">Total <text:s/>(top)</text:p>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A2" office:value-type="string">
                  <text:p text:style-name="Table_20_Contents"/>
                </table:table-cell>
                <table:table-cell table:style-name="Tábla1.G2" office:value-type="string">
                  <text:p text:style-name="Table_20_Contents"/>
                </table:table-cell>
              </table:table-row>
            </table:table>
            <text:p text:style-name="P2"/>
            <table:table table:name="Tábla2" table:style-name="Tábla2">
              <table:table-column table:style-name="Tábla2.A"/>
              <table:table-column table:style-name="Tábla2.B" table:number-columns-repeated="5"/>
              <table:table-column table:style-name="Tábla2.G"/>
              <table:table-header-rows>
                <table:table-row table:style-name="Tábla2.1">
                  <table:table-cell table:style-name="Tábla2.A1" office:value-type="string">
                    <text:p text:style-name="Table_20_Contents">3 of a Kind<text:tab/><text:span text:style-name="T1">all</text:span></text:p>
                  </table:table-cell>
                  <table:table-cell table:style-name="Tábla2.A1" office:value-type="string">
                    <text:p text:style-name="Table_20_Contents"/>
                  </table:table-cell>
                  <table:table-cell table:style-name="Tábla2.A1" office:value-type="string">
                    <text:p text:style-name="Table_20_Contents"/>
                  </table:table-cell>
                  <table:table-cell table:style-name="Tábla2.A1" office:value-type="string">
                    <text:p text:style-name="Table_20_Contents"/>
                  </table:table-cell>
                  <table:table-cell table:style-name="Tábla2.A1" office:value-type="string">
                    <text:p text:style-name="Table_20_Contents"/>
                  </table:table-cell>
                  <table:table-cell table:style-name="Tábla2.A1" office:value-type="string">
                    <text:p text:style-name="Table_20_Contents"/>
                  </table:table-cell>
                  <table:table-cell table:style-name="Tábla2.G1" office:value-type="string">
                    <text:p text:style-name="Table_20_Contents"/>
                  </table:table-cell>
                </table:table-row>
              </table:table-header-rows>
              <table:table-row table:style-name="Tábla2.1">
                <table:table-cell table:style-name="Tábla2.A2" office:value-type="string">
                  <text:p text:style-name="Table_20_Contents">4 of a Kind <text:tab/><text:span text:style-name="T1">all</text:span></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row table:style-name="Tábla2.1">
                <table:table-cell table:style-name="Tábla2.A2" office:value-type="string">
                  <text:p text:style-name="Table_20_Contents">Full House<text:tab/><text:span text:style-name="T1">25</text:span></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row table:style-name="Tábla2.1">
                <table:table-cell table:style-name="Tábla2.A2" office:value-type="string">
                  <text:p text:style-name="Table_20_Contents">Small Straight<text:span text:style-name="T1"> <text:s/><text:tab/>30</text:span></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row table:style-name="Tábla2.1">
                <table:table-cell table:style-name="Tábla2.A2" office:value-type="string">
                  <text:p text:style-name="Table_20_Contents">Large Straight<text:tab/><text:span text:style-name="T1">40</text:span></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row table:style-name="Tábla2.1">
                <table:table-cell table:style-name="Tábla2.A2" office:value-type="string">
                  <text:p text:style-name="Table_20_Contents">Star<text:tab/><text:span text:style-name="T1">50</text:span></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row table:style-name="Tábla2.1">
                <table:table-cell table:style-name="Tábla2.A7" office:value-type="string">
                  <text:p text:style-name="Table_20_Contents">Chance<text:tab/><text:span text:style-name="T1">all</text:span></text:p>
                </table:table-cell>
                <table:table-cell table:style-name="Tábla2.A7" office:value-type="string">
                  <text:p text:style-name="Table_20_Contents"/>
                </table:table-cell>
                <table:table-cell table:style-name="Tábla2.A7" office:value-type="string">
                  <text:p text:style-name="Table_20_Contents"/>
                </table:table-cell>
                <table:table-cell table:style-name="Tábla2.A7" office:value-type="string">
                  <text:p text:style-name="Table_20_Contents"/>
                </table:table-cell>
                <table:table-cell table:style-name="Tábla2.A7" office:value-type="string">
                  <text:p text:style-name="Table_20_Contents"/>
                </table:table-cell>
                <table:table-cell table:style-name="Tábla2.A7" office:value-type="string">
                  <text:p text:style-name="Table_20_Contents"/>
                </table:table-cell>
                <table:table-cell table:style-name="Tábla2.G7" office:value-type="string">
                  <text:p text:style-name="Table_20_Contents"/>
                </table:table-cell>
              </table:table-row>
              <table:table-row table:style-name="Tábla2.1">
                <table:table-cell table:style-name="Tábla2.A2" office:value-type="string">
                  <text:p text:style-name="Table_20_Contents">Total <text:s/>(bottom)</text:p>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A2" office:value-type="string">
                  <text:p text:style-name="Table_20_Contents"/>
                </table:table-cell>
                <table:table-cell table:style-name="Tábla2.G2" office:value-type="string">
                  <text:p text:style-name="Table_20_Contents"/>
                </table:table-cell>
              </table:table-row>
            </table:table>
            <text:p text:style-name="P2"/>
            <table:table table:name="Tábla3" table:style-name="Tábla3">
              <table:table-column table:style-name="Tábla3.A"/>
              <table:table-column table:style-name="Tábla3.B" table:number-columns-repeated="5"/>
              <table:table-column table:style-name="Tábla3.G"/>
              <table:table-header-rows>
                <table:table-row table:style-name="Tábla3.1">
                  <table:table-cell table:style-name="Tábla3.A1" office:value-type="string">
                    <text:p text:style-name="Table_20_Contents">Total <text:s/>(top)</text:p>
                  </table:table-cell>
                  <table:table-cell table:style-name="Tábla3.A1" office:value-type="string">
                    <text:p text:style-name="Table_20_Contents"/>
                  </table:table-cell>
                  <table:table-cell table:style-name="Tábla3.A1" office:value-type="string">
                    <text:p text:style-name="Table_20_Contents"/>
                  </table:table-cell>
                  <table:table-cell table:style-name="Tábla3.A1" office:value-type="string">
                    <text:p text:style-name="Table_20_Contents"/>
                  </table:table-cell>
                  <table:table-cell table:style-name="Tábla3.A1" office:value-type="string">
                    <text:p text:style-name="Table_20_Contents"/>
                  </table:table-cell>
                  <table:table-cell table:style-name="Tábla3.A1" office:value-type="string">
                    <text:p text:style-name="Table_20_Contents"/>
                  </table:table-cell>
                  <table:table-cell table:style-name="Tábla3.G1" office:value-type="string">
                    <text:p text:style-name="Table_20_Contents"/>
                  </table:table-cell>
                </table:table-row>
              </table:table-header-rows>
              <table:table-row table:style-name="Tábla3.1">
                <table:table-cell table:style-name="Tábla3.A2" office:value-type="string">
                  <text:p text:style-name="Table_20_Contents">Total <text:s/>(bottom)</text:p>
                </table:table-cell>
                <table:table-cell table:style-name="Tábla3.A2" office:value-type="string">
                  <text:p text:style-name="Table_20_Contents"/>
                </table:table-cell>
                <table:table-cell table:style-name="Tábla3.A2" office:value-type="string">
                  <text:p text:style-name="Table_20_Contents"/>
                </table:table-cell>
                <table:table-cell table:style-name="Tábla3.A2" office:value-type="string">
                  <text:p text:style-name="Table_20_Contents"/>
                </table:table-cell>
                <table:table-cell table:style-name="Tábla3.A2" office:value-type="string">
                  <text:p text:style-name="Table_20_Contents"/>
                </table:table-cell>
                <table:table-cell table:style-name="Tábla3.A2" office:value-type="string">
                  <text:p text:style-name="Table_20_Contents"/>
                </table:table-cell>
                <table:table-cell table:style-name="Tábla3.G2" office:value-type="string">
                  <text:p text:style-name="Table_20_Contents"/>
                </table:table-cell>
              </table:table-row>
              <table:table-row table:style-name="Tábla3.1">
                <table:table-cell table:style-name="Tábla3.A3" office:value-type="string">
                  <text:p text:style-name="Table_20_Contents">Total</text:p>
                </table:table-cell>
                <table:table-cell table:style-name="Tábla3.A3" office:value-type="string">
                  <text:p text:style-name="Table_20_Contents"/>
                </table:table-cell>
                <table:table-cell table:style-name="Tábla3.A3" office:value-type="string">
                  <text:p text:style-name="Table_20_Contents"/>
                </table:table-cell>
                <table:table-cell table:style-name="Tábla3.A3" office:value-type="string">
                  <text:p text:style-name="Table_20_Contents"/>
                </table:table-cell>
                <table:table-cell table:style-name="Tábla3.A3" office:value-type="string">
                  <text:p text:style-name="Table_20_Contents"/>
                </table:table-cell>
                <table:table-cell table:style-name="Tábla3.A3" office:value-type="string">
                  <text:p text:style-name="Table_20_Contents"/>
                </table:table-cell>
                <table:table-cell table:style-name="Tábla3.G3" office:value-type="string">
                  <text:p text:style-name="Table_20_Contents"/>
                </table:table-cell>
              </table:table-row>
            </table:table>
            <text:p text:style-name="Header_20_left"/>
          </text:section>
          <text:p text:style-name="Header_20_left"/>
        </draw:text-box>
      </draw:frame>
      <draw:frame draw:style-name="fr2" draw:name="StarGame3" text:anchor-type="page" text:anchor-page-number="3" svg:width="10.793cm" style:rel-width="50%" svg:height="13.968cm" style:rel-height="50%" draw:z-index="4">
        <draw:text-box>
          <text:section text:style-name="Sect1" text:name="3" text:protected="true">
            <text:section-source text:section-name="1"/>
            <text:p text:style-name="Header_20_left">StarGame</text:p>
            <table:table table:name="Tábla4" table:style-name="Tábla4">
              <table:table-column table:style-name="Tábla4.A"/>
              <table:table-column table:style-name="Tábla4.B" table:number-columns-repeated="5"/>
              <table:table-column table:style-name="Tábla4.G"/>
              <table:table-header-rows>
                <table:table-row>
                  <table:table-cell table:style-name="Tábla4.A1" office:value-type="string">
                    <text:p text:style-name="Table_20_Heading"/>
                  </table:table-cell>
                  <table:table-cell table:style-name="Tábla4.B1" office:value-type="float" office:value="1">
                    <text:p text:style-name="Table_20_Heading">1</text:p>
                  </table:table-cell>
                  <table:table-cell table:style-name="Tábla4.B1" office:value-type="float" office:value="2">
                    <text:p text:style-name="Table_20_Heading">2</text:p>
                  </table:table-cell>
                  <table:table-cell table:style-name="Tábla4.B1" office:value-type="float" office:value="3">
                    <text:p text:style-name="Table_20_Heading">3</text:p>
                  </table:table-cell>
                  <table:table-cell table:style-name="Tábla4.B1" office:value-type="float" office:value="4">
                    <text:p text:style-name="Table_20_Heading">4</text:p>
                  </table:table-cell>
                  <table:table-cell table:style-name="Tábla4.B1" office:value-type="float" office:value="5">
                    <text:p text:style-name="Table_20_Heading">5</text:p>
                  </table:table-cell>
                  <table:table-cell table:style-name="Tábla4.G1" office:value-type="float" office:value="6">
                    <text:p text:style-name="Table_20_Heading">6</text:p>
                  </table:table-cell>
                </table:table-row>
              </table:table-header-rows>
              <table:table-row table:style-name="Tábla4.2">
                <table:table-cell table:style-name="Tábla4.A2" office:value-type="string">
                  <text:p text:style-name="Table_20_Contents">1's<text:tab/><text:span text:style-name="T1">only 1's</text:span></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2" office:value-type="string">
                  <text:p text:style-name="Table_20_Contents">2's<text:tab/><text:span text:style-name="T1">only 2's</text:span></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2" office:value-type="string">
                  <text:p text:style-name="Table_20_Contents">3's<text:tab/><text:span text:style-name="T1">only 3's</text:span></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2" office:value-type="string">
                  <text:p text:style-name="Table_20_Contents">4's<text:tab/><text:span text:style-name="T1">only 4's</text:span></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2" office:value-type="string">
                  <text:p text:style-name="Table_20_Contents">5's<text:tab/><text:span text:style-name="T1">only 5's</text:span></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7" office:value-type="string">
                  <text:p text:style-name="Table_20_Contents">6's<text:tab/><text:span text:style-name="T1">only 6's</text:span></text:p>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G7" office:value-type="string">
                  <text:p text:style-name="Table_20_Contents"/>
                </table:table-cell>
              </table:table-row>
              <table:table-row table:style-name="Tábla4.2">
                <table:table-cell table:style-name="Tábla4.A2" office:value-type="string">
                  <text:p text:style-name="Table_20_Contents">Subtotal <text:s/>(top)</text:p>
                </table:table-cell>
                <table:table-cell table:style-name="Tábla4.B8" office:value-type="float">
                  <text:p text:style-name="P1"/>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row table:style-name="Tábla4.2">
                <table:table-cell table:style-name="Tábla4.A7" office:value-type="string">
                  <text:p text:style-name="Table_20_Contents">Bonus<text:tab/><text:span text:style-name="T1">35 if 63 or more</text:span></text:p>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A7" office:value-type="string">
                  <text:p text:style-name="Table_20_Contents"/>
                </table:table-cell>
                <table:table-cell table:style-name="Tábla4.G7" office:value-type="string">
                  <text:p text:style-name="Table_20_Contents"/>
                </table:table-cell>
              </table:table-row>
              <table:table-row table:style-name="Tábla4.2">
                <table:table-cell table:style-name="Tábla4.A2" office:value-type="string">
                  <text:p text:style-name="Table_20_Contents">Total <text:s/>(top)</text:p>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A2" office:value-type="string">
                  <text:p text:style-name="Table_20_Contents"/>
                </table:table-cell>
                <table:table-cell table:style-name="Tábla4.G2" office:value-type="string">
                  <text:p text:style-name="Table_20_Contents"/>
                </table:table-cell>
              </table:table-row>
            </table:table>
            <text:p text:style-name="P2"/>
            <table:table table:name="Tábla5" table:style-name="Tábla5">
              <table:table-column table:style-name="Tábla5.A"/>
              <table:table-column table:style-name="Tábla5.B" table:number-columns-repeated="5"/>
              <table:table-column table:style-name="Tábla5.G"/>
              <table:table-header-rows>
                <table:table-row table:style-name="Tábla5.1">
                  <table:table-cell table:style-name="Tábla5.A1" office:value-type="string">
                    <text:p text:style-name="Table_20_Contents">3 of a Kind<text:tab/><text:span text:style-name="T1">all</text:span></text:p>
                  </table:table-cell>
                  <table:table-cell table:style-name="Tábla5.A1" office:value-type="string">
                    <text:p text:style-name="Table_20_Contents"/>
                  </table:table-cell>
                  <table:table-cell table:style-name="Tábla5.A1" office:value-type="string">
                    <text:p text:style-name="Table_20_Contents"/>
                  </table:table-cell>
                  <table:table-cell table:style-name="Tábla5.A1" office:value-type="string">
                    <text:p text:style-name="Table_20_Contents"/>
                  </table:table-cell>
                  <table:table-cell table:style-name="Tábla5.A1" office:value-type="string">
                    <text:p text:style-name="Table_20_Contents"/>
                  </table:table-cell>
                  <table:table-cell table:style-name="Tábla5.A1" office:value-type="string">
                    <text:p text:style-name="Table_20_Contents"/>
                  </table:table-cell>
                  <table:table-cell table:style-name="Tábla5.G1" office:value-type="string">
                    <text:p text:style-name="Table_20_Contents"/>
                  </table:table-cell>
                </table:table-row>
              </table:table-header-rows>
              <table:table-row table:style-name="Tábla5.1">
                <table:table-cell table:style-name="Tábla5.A2" office:value-type="string">
                  <text:p text:style-name="Table_20_Contents">4 of a Kind <text:tab/><text:span text:style-name="T1">all</text:span></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row table:style-name="Tábla5.1">
                <table:table-cell table:style-name="Tábla5.A2" office:value-type="string">
                  <text:p text:style-name="Table_20_Contents">Full House<text:tab/><text:span text:style-name="T1">25</text:span></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row table:style-name="Tábla5.1">
                <table:table-cell table:style-name="Tábla5.A2" office:value-type="string">
                  <text:p text:style-name="Table_20_Contents">Small Straight<text:span text:style-name="T1"> <text:s/><text:tab/>30</text:span></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row table:style-name="Tábla5.1">
                <table:table-cell table:style-name="Tábla5.A2" office:value-type="string">
                  <text:p text:style-name="Table_20_Contents">Large Straight<text:tab/><text:span text:style-name="T1">40</text:span></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row table:style-name="Tábla5.1">
                <table:table-cell table:style-name="Tábla5.A2" office:value-type="string">
                  <text:p text:style-name="Table_20_Contents">Star<text:tab/><text:span text:style-name="T1">50</text:span></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row table:style-name="Tábla5.1">
                <table:table-cell table:style-name="Tábla5.A7" office:value-type="string">
                  <text:p text:style-name="Table_20_Contents">Chance<text:tab/><text:span text:style-name="T1">all</text:span></text:p>
                </table:table-cell>
                <table:table-cell table:style-name="Tábla5.A7" office:value-type="string">
                  <text:p text:style-name="Table_20_Contents"/>
                </table:table-cell>
                <table:table-cell table:style-name="Tábla5.A7" office:value-type="string">
                  <text:p text:style-name="Table_20_Contents"/>
                </table:table-cell>
                <table:table-cell table:style-name="Tábla5.A7" office:value-type="string">
                  <text:p text:style-name="Table_20_Contents"/>
                </table:table-cell>
                <table:table-cell table:style-name="Tábla5.A7" office:value-type="string">
                  <text:p text:style-name="Table_20_Contents"/>
                </table:table-cell>
                <table:table-cell table:style-name="Tábla5.A7" office:value-type="string">
                  <text:p text:style-name="Table_20_Contents"/>
                </table:table-cell>
                <table:table-cell table:style-name="Tábla5.G7" office:value-type="string">
                  <text:p text:style-name="Table_20_Contents"/>
                </table:table-cell>
              </table:table-row>
              <table:table-row table:style-name="Tábla5.1">
                <table:table-cell table:style-name="Tábla5.A2" office:value-type="string">
                  <text:p text:style-name="Table_20_Contents">Total <text:s/>(bottom)</text:p>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A2" office:value-type="string">
                  <text:p text:style-name="Table_20_Contents"/>
                </table:table-cell>
                <table:table-cell table:style-name="Tábla5.G2" office:value-type="string">
                  <text:p text:style-name="Table_20_Contents"/>
                </table:table-cell>
              </table:table-row>
            </table:table>
            <text:p text:style-name="P2"/>
            <table:table table:name="Tábla6" table:style-name="Tábla6">
              <table:table-column table:style-name="Tábla6.A"/>
              <table:table-column table:style-name="Tábla6.B" table:number-columns-repeated="5"/>
              <table:table-column table:style-name="Tábla6.G"/>
              <table:table-header-rows>
                <table:table-row table:style-name="Tábla6.1">
                  <table:table-cell table:style-name="Tábla6.A1" office:value-type="string">
                    <text:p text:style-name="Table_20_Contents">Total <text:s/>(top)</text:p>
                  </table:table-cell>
                  <table:table-cell table:style-name="Tábla6.A1" office:value-type="string">
                    <text:p text:style-name="Table_20_Contents"/>
                  </table:table-cell>
                  <table:table-cell table:style-name="Tábla6.A1" office:value-type="string">
                    <text:p text:style-name="Table_20_Contents"/>
                  </table:table-cell>
                  <table:table-cell table:style-name="Tábla6.A1" office:value-type="string">
                    <text:p text:style-name="Table_20_Contents"/>
                  </table:table-cell>
                  <table:table-cell table:style-name="Tábla6.A1" office:value-type="string">
                    <text:p text:style-name="Table_20_Contents"/>
                  </table:table-cell>
                  <table:table-cell table:style-name="Tábla6.A1" office:value-type="string">
                    <text:p text:style-name="Table_20_Contents"/>
                  </table:table-cell>
                  <table:table-cell table:style-name="Tábla6.G1" office:value-type="string">
                    <text:p text:style-name="Table_20_Contents"/>
                  </table:table-cell>
                </table:table-row>
              </table:table-header-rows>
              <table:table-row table:style-name="Tábla6.1">
                <table:table-cell table:style-name="Tábla6.A2" office:value-type="string">
                  <text:p text:style-name="Table_20_Contents">Total <text:s/>(bottom)</text:p>
                </table:table-cell>
                <table:table-cell table:style-name="Tábla6.A2" office:value-type="string">
                  <text:p text:style-name="Table_20_Contents"/>
                </table:table-cell>
                <table:table-cell table:style-name="Tábla6.A2" office:value-type="string">
                  <text:p text:style-name="Table_20_Contents"/>
                </table:table-cell>
                <table:table-cell table:style-name="Tábla6.A2" office:value-type="string">
                  <text:p text:style-name="Table_20_Contents"/>
                </table:table-cell>
                <table:table-cell table:style-name="Tábla6.A2" office:value-type="string">
                  <text:p text:style-name="Table_20_Contents"/>
                </table:table-cell>
                <table:table-cell table:style-name="Tábla6.A2" office:value-type="string">
                  <text:p text:style-name="Table_20_Contents"/>
                </table:table-cell>
                <table:table-cell table:style-name="Tábla6.G2" office:value-type="string">
                  <text:p text:style-name="Table_20_Contents"/>
                </table:table-cell>
              </table:table-row>
              <table:table-row table:style-name="Tábla6.1">
                <table:table-cell table:style-name="Tábla6.A3" office:value-type="string">
                  <text:p text:style-name="Table_20_Contents">Total</text:p>
                </table:table-cell>
                <table:table-cell table:style-name="Tábla6.A3" office:value-type="string">
                  <text:p text:style-name="Table_20_Contents"/>
                </table:table-cell>
                <table:table-cell table:style-name="Tábla6.A3" office:value-type="string">
                  <text:p text:style-name="Table_20_Contents"/>
                </table:table-cell>
                <table:table-cell table:style-name="Tábla6.A3" office:value-type="string">
                  <text:p text:style-name="Table_20_Contents"/>
                </table:table-cell>
                <table:table-cell table:style-name="Tábla6.A3" office:value-type="string">
                  <text:p text:style-name="Table_20_Contents"/>
                </table:table-cell>
                <table:table-cell table:style-name="Tábla6.A3" office:value-type="string">
                  <text:p text:style-name="Table_20_Contents"/>
                </table:table-cell>
                <table:table-cell table:style-name="Tábla6.G3" office:value-type="string">
                  <text:p text:style-name="Table_20_Contents"/>
                </table:table-cell>
              </table:table-row>
            </table:table>
            <text:p text:style-name="Header_20_left"/>
          </text:section>
          <text:p text:style-name="P3"/>
        </draw:text-box>
      </draw:frame>
      <draw:frame draw:style-name="fr3" draw:name="StarGame2" text:anchor-type="page" text:anchor-page-number="3" svg:width="10.793cm" style:rel-width="50%" svg:height="13.968cm" style:rel-height="50%" draw:z-index="3">
        <draw:text-box>
          <text:section text:style-name="Sect1" text:name="2" text:protected="true">
            <text:section-source text:section-name="1"/>
            <text:p text:style-name="Header_20_left">StarGame</text:p>
            <table:table table:name="Tábla7" table:style-name="Tábla7">
              <table:table-column table:style-name="Tábla7.A"/>
              <table:table-column table:style-name="Tábla7.B" table:number-columns-repeated="5"/>
              <table:table-column table:style-name="Tábla7.G"/>
              <table:table-header-rows>
                <table:table-row>
                  <table:table-cell table:style-name="Tábla7.A1" office:value-type="string">
                    <text:p text:style-name="Table_20_Heading"/>
                  </table:table-cell>
                  <table:table-cell table:style-name="Tábla7.B1" office:value-type="float" office:value="1">
                    <text:p text:style-name="Table_20_Heading">1</text:p>
                  </table:table-cell>
                  <table:table-cell table:style-name="Tábla7.B1" office:value-type="float" office:value="2">
                    <text:p text:style-name="Table_20_Heading">2</text:p>
                  </table:table-cell>
                  <table:table-cell table:style-name="Tábla7.B1" office:value-type="float" office:value="3">
                    <text:p text:style-name="Table_20_Heading">3</text:p>
                  </table:table-cell>
                  <table:table-cell table:style-name="Tábla7.B1" office:value-type="float" office:value="4">
                    <text:p text:style-name="Table_20_Heading">4</text:p>
                  </table:table-cell>
                  <table:table-cell table:style-name="Tábla7.B1" office:value-type="float" office:value="5">
                    <text:p text:style-name="Table_20_Heading">5</text:p>
                  </table:table-cell>
                  <table:table-cell table:style-name="Tábla7.G1" office:value-type="float" office:value="6">
                    <text:p text:style-name="Table_20_Heading">6</text:p>
                  </table:table-cell>
                </table:table-row>
              </table:table-header-rows>
              <table:table-row table:style-name="Tábla7.2">
                <table:table-cell table:style-name="Tábla7.A2" office:value-type="string">
                  <text:p text:style-name="Table_20_Contents">1's<text:tab/><text:span text:style-name="T1">only 1's</text:span></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2" office:value-type="string">
                  <text:p text:style-name="Table_20_Contents">2's<text:tab/><text:span text:style-name="T1">only 2's</text:span></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2" office:value-type="string">
                  <text:p text:style-name="Table_20_Contents">3's<text:tab/><text:span text:style-name="T1">only 3's</text:span></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2" office:value-type="string">
                  <text:p text:style-name="Table_20_Contents">4's<text:tab/><text:span text:style-name="T1">only 4's</text:span></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2" office:value-type="string">
                  <text:p text:style-name="Table_20_Contents">5's<text:tab/><text:span text:style-name="T1">only 5's</text:span></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7" office:value-type="string">
                  <text:p text:style-name="Table_20_Contents">6's<text:tab/><text:span text:style-name="T1">only 6's</text:span></text:p>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G7" office:value-type="string">
                  <text:p text:style-name="Table_20_Contents"/>
                </table:table-cell>
              </table:table-row>
              <table:table-row table:style-name="Tábla7.2">
                <table:table-cell table:style-name="Tábla7.A2" office:value-type="string">
                  <text:p text:style-name="Table_20_Contents">Subtotal <text:s/>(top)</text:p>
                </table:table-cell>
                <table:table-cell table:style-name="Tábla7.B8" office:value-type="float">
                  <text:p text:style-name="P1"/>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row table:style-name="Tábla7.2">
                <table:table-cell table:style-name="Tábla7.A7" office:value-type="string">
                  <text:p text:style-name="Table_20_Contents">Bonus<text:tab/><text:span text:style-name="T1">35 if 63 or more</text:span></text:p>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A7" office:value-type="string">
                  <text:p text:style-name="Table_20_Contents"/>
                </table:table-cell>
                <table:table-cell table:style-name="Tábla7.G7" office:value-type="string">
                  <text:p text:style-name="Table_20_Contents"/>
                </table:table-cell>
              </table:table-row>
              <table:table-row table:style-name="Tábla7.2">
                <table:table-cell table:style-name="Tábla7.A2" office:value-type="string">
                  <text:p text:style-name="Table_20_Contents">Total <text:s/>(top)</text:p>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A2" office:value-type="string">
                  <text:p text:style-name="Table_20_Contents"/>
                </table:table-cell>
                <table:table-cell table:style-name="Tábla7.G2" office:value-type="string">
                  <text:p text:style-name="Table_20_Contents"/>
                </table:table-cell>
              </table:table-row>
            </table:table>
            <text:p text:style-name="P2"/>
            <table:table table:name="Tábla8" table:style-name="Tábla8">
              <table:table-column table:style-name="Tábla8.A"/>
              <table:table-column table:style-name="Tábla8.B" table:number-columns-repeated="5"/>
              <table:table-column table:style-name="Tábla8.G"/>
              <table:table-header-rows>
                <table:table-row table:style-name="Tábla8.1">
                  <table:table-cell table:style-name="Tábla8.A1" office:value-type="string">
                    <text:p text:style-name="Table_20_Contents">3 of a Kind<text:tab/><text:span text:style-name="T1">all</text:span></text:p>
                  </table:table-cell>
                  <table:table-cell table:style-name="Tábla8.A1" office:value-type="string">
                    <text:p text:style-name="Table_20_Contents"/>
                  </table:table-cell>
                  <table:table-cell table:style-name="Tábla8.A1" office:value-type="string">
                    <text:p text:style-name="Table_20_Contents"/>
                  </table:table-cell>
                  <table:table-cell table:style-name="Tábla8.A1" office:value-type="string">
                    <text:p text:style-name="Table_20_Contents"/>
                  </table:table-cell>
                  <table:table-cell table:style-name="Tábla8.A1" office:value-type="string">
                    <text:p text:style-name="Table_20_Contents"/>
                  </table:table-cell>
                  <table:table-cell table:style-name="Tábla8.A1" office:value-type="string">
                    <text:p text:style-name="Table_20_Contents"/>
                  </table:table-cell>
                  <table:table-cell table:style-name="Tábla8.G1" office:value-type="string">
                    <text:p text:style-name="Table_20_Contents"/>
                  </table:table-cell>
                </table:table-row>
              </table:table-header-rows>
              <table:table-row table:style-name="Tábla8.1">
                <table:table-cell table:style-name="Tábla8.A2" office:value-type="string">
                  <text:p text:style-name="Table_20_Contents">4 of a Kind <text:tab/><text:span text:style-name="T1">all</text:span></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row table:style-name="Tábla8.1">
                <table:table-cell table:style-name="Tábla8.A2" office:value-type="string">
                  <text:p text:style-name="Table_20_Contents">Full House<text:tab/><text:span text:style-name="T1">25</text:span></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row table:style-name="Tábla8.1">
                <table:table-cell table:style-name="Tábla8.A2" office:value-type="string">
                  <text:p text:style-name="Table_20_Contents">Small Straight<text:span text:style-name="T1"> <text:s/><text:tab/>30</text:span></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row table:style-name="Tábla8.1">
                <table:table-cell table:style-name="Tábla8.A2" office:value-type="string">
                  <text:p text:style-name="Table_20_Contents">Large Straight<text:tab/><text:span text:style-name="T1">40</text:span></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row table:style-name="Tábla8.1">
                <table:table-cell table:style-name="Tábla8.A2" office:value-type="string">
                  <text:p text:style-name="Table_20_Contents">Star<text:tab/><text:span text:style-name="T1">50</text:span></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row table:style-name="Tábla8.1">
                <table:table-cell table:style-name="Tábla8.A7" office:value-type="string">
                  <text:p text:style-name="Table_20_Contents">Chance<text:tab/><text:span text:style-name="T1">all</text:span></text:p>
                </table:table-cell>
                <table:table-cell table:style-name="Tábla8.A7" office:value-type="string">
                  <text:p text:style-name="Table_20_Contents"/>
                </table:table-cell>
                <table:table-cell table:style-name="Tábla8.A7" office:value-type="string">
                  <text:p text:style-name="Table_20_Contents"/>
                </table:table-cell>
                <table:table-cell table:style-name="Tábla8.A7" office:value-type="string">
                  <text:p text:style-name="Table_20_Contents"/>
                </table:table-cell>
                <table:table-cell table:style-name="Tábla8.A7" office:value-type="string">
                  <text:p text:style-name="Table_20_Contents"/>
                </table:table-cell>
                <table:table-cell table:style-name="Tábla8.A7" office:value-type="string">
                  <text:p text:style-name="Table_20_Contents"/>
                </table:table-cell>
                <table:table-cell table:style-name="Tábla8.G7" office:value-type="string">
                  <text:p text:style-name="Table_20_Contents"/>
                </table:table-cell>
              </table:table-row>
              <table:table-row table:style-name="Tábla8.1">
                <table:table-cell table:style-name="Tábla8.A2" office:value-type="string">
                  <text:p text:style-name="Table_20_Contents">Total <text:s/>(bottom)</text:p>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A2" office:value-type="string">
                  <text:p text:style-name="Table_20_Contents"/>
                </table:table-cell>
                <table:table-cell table:style-name="Tábla8.G2" office:value-type="string">
                  <text:p text:style-name="Table_20_Contents"/>
                </table:table-cell>
              </table:table-row>
            </table:table>
            <text:p text:style-name="P2"/>
            <table:table table:name="Tábla9" table:style-name="Tábla9">
              <table:table-column table:style-name="Tábla9.A"/>
              <table:table-column table:style-name="Tábla9.B" table:number-columns-repeated="5"/>
              <table:table-column table:style-name="Tábla9.G"/>
              <table:table-header-rows>
                <table:table-row table:style-name="Tábla9.1">
                  <table:table-cell table:style-name="Tábla9.A1" office:value-type="string">
                    <text:p text:style-name="Table_20_Contents">Total <text:s/>(top)</text:p>
                  </table:table-cell>
                  <table:table-cell table:style-name="Tábla9.A1" office:value-type="string">
                    <text:p text:style-name="Table_20_Contents"/>
                  </table:table-cell>
                  <table:table-cell table:style-name="Tábla9.A1" office:value-type="string">
                    <text:p text:style-name="Table_20_Contents"/>
                  </table:table-cell>
                  <table:table-cell table:style-name="Tábla9.A1" office:value-type="string">
                    <text:p text:style-name="Table_20_Contents"/>
                  </table:table-cell>
                  <table:table-cell table:style-name="Tábla9.A1" office:value-type="string">
                    <text:p text:style-name="Table_20_Contents"/>
                  </table:table-cell>
                  <table:table-cell table:style-name="Tábla9.A1" office:value-type="string">
                    <text:p text:style-name="Table_20_Contents"/>
                  </table:table-cell>
                  <table:table-cell table:style-name="Tábla9.G1" office:value-type="string">
                    <text:p text:style-name="Table_20_Contents"/>
                  </table:table-cell>
                </table:table-row>
              </table:table-header-rows>
              <table:table-row table:style-name="Tábla9.1">
                <table:table-cell table:style-name="Tábla9.A2" office:value-type="string">
                  <text:p text:style-name="Table_20_Contents">Total <text:s/>(bottom)</text:p>
                </table:table-cell>
                <table:table-cell table:style-name="Tábla9.A2" office:value-type="string">
                  <text:p text:style-name="Table_20_Contents"/>
                </table:table-cell>
                <table:table-cell table:style-name="Tábla9.A2" office:value-type="string">
                  <text:p text:style-name="Table_20_Contents"/>
                </table:table-cell>
                <table:table-cell table:style-name="Tábla9.A2" office:value-type="string">
                  <text:p text:style-name="Table_20_Contents"/>
                </table:table-cell>
                <table:table-cell table:style-name="Tábla9.A2" office:value-type="string">
                  <text:p text:style-name="Table_20_Contents"/>
                </table:table-cell>
                <table:table-cell table:style-name="Tábla9.A2" office:value-type="string">
                  <text:p text:style-name="Table_20_Contents"/>
                </table:table-cell>
                <table:table-cell table:style-name="Tábla9.G2" office:value-type="string">
                  <text:p text:style-name="Table_20_Contents"/>
                </table:table-cell>
              </table:table-row>
              <table:table-row table:style-name="Tábla9.1">
                <table:table-cell table:style-name="Tábla9.A3" office:value-type="string">
                  <text:p text:style-name="Table_20_Contents">Total</text:p>
                </table:table-cell>
                <table:table-cell table:style-name="Tábla9.A3" office:value-type="string">
                  <text:p text:style-name="Table_20_Contents"/>
                </table:table-cell>
                <table:table-cell table:style-name="Tábla9.A3" office:value-type="string">
                  <text:p text:style-name="Table_20_Contents"/>
                </table:table-cell>
                <table:table-cell table:style-name="Tábla9.A3" office:value-type="string">
                  <text:p text:style-name="Table_20_Contents"/>
                </table:table-cell>
                <table:table-cell table:style-name="Tábla9.A3" office:value-type="string">
                  <text:p text:style-name="Table_20_Contents"/>
                </table:table-cell>
                <table:table-cell table:style-name="Tábla9.A3" office:value-type="string">
                  <text:p text:style-name="Table_20_Contents"/>
                </table:table-cell>
                <table:table-cell table:style-name="Tábla9.G3" office:value-type="string">
                  <text:p text:style-name="Table_20_Contents"/>
                </table:table-cell>
              </table:table-row>
            </table:table>
            <text:p text:style-name="Header_20_left"/>
          </text:section>
          <text:p text:style-name="P3"/>
        </draw:text-box>
      </draw:frame>
      <draw:frame draw:style-name="fr4" draw:name="StarGame1" text:anchor-type="page" text:anchor-page-number="3" svg:x="0cm" svg:y="0cm" svg:width="10.793cm" style:rel-width="50%" svg:height="13.968cm" style:rel-height="50%" draw:z-index="1">
        <draw:text-box>
          <text:section text:style-name="Sect1" text:name="1">
            <text:p text:style-name="Header_20_left">StarGame</text:p>
            <table:table table:name="StarGame1a" table:style-name="StarGame1a">
              <table:table-column table:style-name="StarGame1a.A"/>
              <table:table-column table:style-name="StarGame1a.B" table:number-columns-repeated="5"/>
              <table:table-column table:style-name="StarGame1a.G"/>
              <table:table-header-rows>
                <table:table-row>
                  <table:table-cell table:style-name="StarGame1a.A1" office:value-type="string">
                    <text:p text:style-name="Table_20_Heading"/>
                  </table:table-cell>
                  <table:table-cell table:style-name="StarGame1a.B1" office:value-type="float" office:value="1">
                    <text:p text:style-name="Table_20_Heading">1</text:p>
                  </table:table-cell>
                  <table:table-cell table:style-name="StarGame1a.B1" office:value-type="float" office:value="2">
                    <text:p text:style-name="Table_20_Heading">2</text:p>
                  </table:table-cell>
                  <table:table-cell table:style-name="StarGame1a.B1" office:value-type="float" office:value="3">
                    <text:p text:style-name="Table_20_Heading">3</text:p>
                  </table:table-cell>
                  <table:table-cell table:style-name="StarGame1a.B1" office:value-type="float" office:value="4">
                    <text:p text:style-name="Table_20_Heading">4</text:p>
                  </table:table-cell>
                  <table:table-cell table:style-name="StarGame1a.B1" office:value-type="float" office:value="5">
                    <text:p text:style-name="Table_20_Heading">5</text:p>
                  </table:table-cell>
                  <table:table-cell table:style-name="StarGame1a.G1" office:value-type="float" office:value="6">
                    <text:p text:style-name="Table_20_Heading">6</text:p>
                  </table:table-cell>
                </table:table-row>
              </table:table-header-rows>
              <table:table-row table:style-name="StarGame1a.2">
                <table:table-cell table:style-name="StarGame1a.A2" office:value-type="string">
                  <text:p text:style-name="Table_20_Contents">1's<text:tab/><text:span text:style-name="T1">only 1's</text:span></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2" office:value-type="string">
                  <text:p text:style-name="Table_20_Contents">2's<text:tab/><text:span text:style-name="T1">only 2's</text:span></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2" office:value-type="string">
                  <text:p text:style-name="Table_20_Contents">3's<text:tab/><text:span text:style-name="T1">only 3's</text:span></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2" office:value-type="string">
                  <text:p text:style-name="Table_20_Contents">4's<text:tab/><text:span text:style-name="T1">only 4's</text:span></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2" office:value-type="string">
                  <text:p text:style-name="Table_20_Contents">5's<text:tab/><text:span text:style-name="T1">only 5's</text:span></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7" office:value-type="string">
                  <text:p text:style-name="Table_20_Contents">6's<text:tab/><text:span text:style-name="T1">only 6's</text:span></text:p>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G7" office:value-type="string">
                  <text:p text:style-name="Table_20_Contents"/>
                </table:table-cell>
              </table:table-row>
              <table:table-row table:style-name="StarGame1a.2">
                <table:table-cell table:style-name="StarGame1a.A2" office:value-type="string">
                  <text:p text:style-name="Table_20_Contents">Subtotal <text:s/>(top)</text:p>
                </table:table-cell>
                <table:table-cell table:style-name="StarGame1a.B8" office:value-type="float">
                  <text:p text:style-name="P1"/>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row table:style-name="StarGame1a.2">
                <table:table-cell table:style-name="StarGame1a.A7" office:value-type="string">
                  <text:p text:style-name="Table_20_Contents">Bonus<text:tab/><text:span text:style-name="T1">35 if 63 or more</text:span></text:p>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A7" office:value-type="string">
                  <text:p text:style-name="Table_20_Contents"/>
                </table:table-cell>
                <table:table-cell table:style-name="StarGame1a.G7" office:value-type="string">
                  <text:p text:style-name="Table_20_Contents"/>
                </table:table-cell>
              </table:table-row>
              <table:table-row table:style-name="StarGame1a.2">
                <table:table-cell table:style-name="StarGame1a.A2" office:value-type="string">
                  <text:p text:style-name="Table_20_Contents">Total <text:s/>(top)</text:p>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A2" office:value-type="string">
                  <text:p text:style-name="Table_20_Contents"/>
                </table:table-cell>
                <table:table-cell table:style-name="StarGame1a.G2" office:value-type="string">
                  <text:p text:style-name="Table_20_Contents"/>
                </table:table-cell>
              </table:table-row>
            </table:table>
            <text:p text:style-name="P2"/>
            <table:table table:name="StarGame1b" table:style-name="StarGame1b">
              <table:table-column table:style-name="StarGame1b.A"/>
              <table:table-column table:style-name="StarGame1b.B" table:number-columns-repeated="5"/>
              <table:table-column table:style-name="StarGame1b.G"/>
              <table:table-header-rows>
                <table:table-row table:style-name="StarGame1b.1">
                  <table:table-cell table:style-name="StarGame1b.A1" office:value-type="string">
                    <text:p text:style-name="Table_20_Contents">3 of a Kind<text:tab/><text:span text:style-name="T1">all</text:span></text:p>
                  </table:table-cell>
                  <table:table-cell table:style-name="StarGame1b.A1" office:value-type="string">
                    <text:p text:style-name="Table_20_Contents"/>
                  </table:table-cell>
                  <table:table-cell table:style-name="StarGame1b.A1" office:value-type="string">
                    <text:p text:style-name="Table_20_Contents"/>
                  </table:table-cell>
                  <table:table-cell table:style-name="StarGame1b.A1" office:value-type="string">
                    <text:p text:style-name="Table_20_Contents"/>
                  </table:table-cell>
                  <table:table-cell table:style-name="StarGame1b.A1" office:value-type="string">
                    <text:p text:style-name="Table_20_Contents"/>
                  </table:table-cell>
                  <table:table-cell table:style-name="StarGame1b.A1" office:value-type="string">
                    <text:p text:style-name="Table_20_Contents"/>
                  </table:table-cell>
                  <table:table-cell table:style-name="StarGame1b.G1" office:value-type="string">
                    <text:p text:style-name="Table_20_Contents"/>
                  </table:table-cell>
                </table:table-row>
              </table:table-header-rows>
              <table:table-row table:style-name="StarGame1b.1">
                <table:table-cell table:style-name="StarGame1b.A2" office:value-type="string">
                  <text:p text:style-name="Table_20_Contents">4 of a Kind <text:tab/><text:span text:style-name="T1">all</text:span></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row table:style-name="StarGame1b.1">
                <table:table-cell table:style-name="StarGame1b.A2" office:value-type="string">
                  <text:p text:style-name="Table_20_Contents">Full House<text:tab/><text:span text:style-name="T1">25</text:span></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row table:style-name="StarGame1b.1">
                <table:table-cell table:style-name="StarGame1b.A2" office:value-type="string">
                  <text:p text:style-name="Table_20_Contents">Small Straight<text:span text:style-name="T1"> <text:s/><text:tab/>30</text:span></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row table:style-name="StarGame1b.1">
                <table:table-cell table:style-name="StarGame1b.A2" office:value-type="string">
                  <text:p text:style-name="Table_20_Contents">Large Straight<text:tab/><text:span text:style-name="T1">40</text:span></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row table:style-name="StarGame1b.1">
                <table:table-cell table:style-name="StarGame1b.A2" office:value-type="string">
                  <text:p text:style-name="Table_20_Contents">Star<text:tab/><text:span text:style-name="T1">50</text:span></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row table:style-name="StarGame1b.1">
                <table:table-cell table:style-name="StarGame1b.A7" office:value-type="string">
                  <text:p text:style-name="Table_20_Contents">Chance<text:tab/><text:span text:style-name="T1">all</text:span></text:p>
                </table:table-cell>
                <table:table-cell table:style-name="StarGame1b.A7" office:value-type="string">
                  <text:p text:style-name="Table_20_Contents"/>
                </table:table-cell>
                <table:table-cell table:style-name="StarGame1b.A7" office:value-type="string">
                  <text:p text:style-name="Table_20_Contents"/>
                </table:table-cell>
                <table:table-cell table:style-name="StarGame1b.A7" office:value-type="string">
                  <text:p text:style-name="Table_20_Contents"/>
                </table:table-cell>
                <table:table-cell table:style-name="StarGame1b.A7" office:value-type="string">
                  <text:p text:style-name="Table_20_Contents"/>
                </table:table-cell>
                <table:table-cell table:style-name="StarGame1b.A7" office:value-type="string">
                  <text:p text:style-name="Table_20_Contents"/>
                </table:table-cell>
                <table:table-cell table:style-name="StarGame1b.G7" office:value-type="string">
                  <text:p text:style-name="Table_20_Contents"/>
                </table:table-cell>
              </table:table-row>
              <table:table-row table:style-name="StarGame1b.1">
                <table:table-cell table:style-name="StarGame1b.A2" office:value-type="string">
                  <text:p text:style-name="Table_20_Contents">Total <text:s/>(bottom)</text:p>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A2" office:value-type="string">
                  <text:p text:style-name="Table_20_Contents"/>
                </table:table-cell>
                <table:table-cell table:style-name="StarGame1b.G2" office:value-type="string">
                  <text:p text:style-name="Table_20_Contents"/>
                </table:table-cell>
              </table:table-row>
            </table:table>
            <text:p text:style-name="P2"/>
            <table:table table:name="StarGame1c" table:style-name="StarGame1c">
              <table:table-column table:style-name="StarGame1c.A"/>
              <table:table-column table:style-name="StarGame1c.B" table:number-columns-repeated="5"/>
              <table:table-column table:style-name="StarGame1c.G"/>
              <table:table-header-rows>
                <table:table-row table:style-name="StarGame1c.1">
                  <table:table-cell table:style-name="StarGame1c.A1" office:value-type="string">
                    <text:p text:style-name="Table_20_Contents">Total <text:s/>(top)</text:p>
                  </table:table-cell>
                  <table:table-cell table:style-name="StarGame1c.A1" office:value-type="string">
                    <text:p text:style-name="Table_20_Contents"/>
                  </table:table-cell>
                  <table:table-cell table:style-name="StarGame1c.A1" office:value-type="string">
                    <text:p text:style-name="Table_20_Contents"/>
                  </table:table-cell>
                  <table:table-cell table:style-name="StarGame1c.A1" office:value-type="string">
                    <text:p text:style-name="Table_20_Contents"/>
                  </table:table-cell>
                  <table:table-cell table:style-name="StarGame1c.A1" office:value-type="string">
                    <text:p text:style-name="Table_20_Contents"/>
                  </table:table-cell>
                  <table:table-cell table:style-name="StarGame1c.A1" office:value-type="string">
                    <text:p text:style-name="Table_20_Contents"/>
                  </table:table-cell>
                  <table:table-cell table:style-name="StarGame1c.G1" office:value-type="string">
                    <text:p text:style-name="Table_20_Contents"/>
                  </table:table-cell>
                </table:table-row>
              </table:table-header-rows>
              <table:table-row table:style-name="StarGame1c.1">
                <table:table-cell table:style-name="StarGame1c.A2" office:value-type="string">
                  <text:p text:style-name="Table_20_Contents">Total <text:s/>(bottom)</text:p>
                </table:table-cell>
                <table:table-cell table:style-name="StarGame1c.A2" office:value-type="string">
                  <text:p text:style-name="Table_20_Contents"/>
                </table:table-cell>
                <table:table-cell table:style-name="StarGame1c.A2" office:value-type="string">
                  <text:p text:style-name="Table_20_Contents"/>
                </table:table-cell>
                <table:table-cell table:style-name="StarGame1c.A2" office:value-type="string">
                  <text:p text:style-name="Table_20_Contents"/>
                </table:table-cell>
                <table:table-cell table:style-name="StarGame1c.A2" office:value-type="string">
                  <text:p text:style-name="Table_20_Contents"/>
                </table:table-cell>
                <table:table-cell table:style-name="StarGame1c.A2" office:value-type="string">
                  <text:p text:style-name="Table_20_Contents"/>
                </table:table-cell>
                <table:table-cell table:style-name="StarGame1c.G2" office:value-type="string">
                  <text:p text:style-name="Table_20_Contents"/>
                </table:table-cell>
              </table:table-row>
              <table:table-row table:style-name="StarGame1c.1">
                <table:table-cell table:style-name="StarGame1c.A3" office:value-type="string">
                  <text:p text:style-name="Table_20_Contents">Total</text:p>
                </table:table-cell>
                <table:table-cell table:style-name="StarGame1c.A3" office:value-type="string">
                  <text:p text:style-name="Table_20_Contents"/>
                </table:table-cell>
                <table:table-cell table:style-name="StarGame1c.A3" office:value-type="string">
                  <text:p text:style-name="Table_20_Contents"/>
                </table:table-cell>
                <table:table-cell table:style-name="StarGame1c.A3" office:value-type="string">
                  <text:p text:style-name="Table_20_Contents"/>
                </table:table-cell>
                <table:table-cell table:style-name="StarGame1c.A3" office:value-type="string">
                  <text:p text:style-name="Table_20_Contents"/>
                </table:table-cell>
                <table:table-cell table:style-name="StarGame1c.A3" office:value-type="string">
                  <text:p text:style-name="Table_20_Contents"/>
                </table:table-cell>
                <table:table-cell table:style-name="StarGame1c.G3" office:value-type="string">
                  <text:p text:style-name="Table_20_Contents"/>
                </table:table-cell>
              </table:table-row>
            </table:table>
            <text:p text:style-name="Header_20_left"/>
          </text:section>
        </draw:text-box>
      </draw:frame>
      <table:table table:name="TicTacToe" table:style-name="TicTacToe">
        <table:table-column table:style-name="TicTacToe.A"/>
        <table:table-column table:style-name="TicTacToe.B"/>
        <table:table-header-rows>
          <table:table-row>
            <table:table-cell table:style-name="TicTacToe.A1" office:value-type="string">
              <text:p text:style-name="Standard"><draw:frame draw:style-name="fr5" draw:name="TicTacToe1" text:anchor-type="as-char" svg:y="0cm" svg:width="3.898cm" svg:height="3.898cm" draw:z-index="0"><draw:text-box><table:table table:name="TicTacToe1" table:style-name="TicTacToe1"><table:table-column table:style-name="TicTacToe1.A" table:number-columns-repeated="3"/><table:table-header-rows><table:table-row table:style-name="TicTacToe1.1"><table:table-cell table:style-name="TicTacToe1.A1" office:value-type="string"><text:p text:style-name="Standard"/></table:table-cell><table:table-cell table:style-name="TicTacToe1.B1" office:value-type="string"><text:p text:style-name="Standard"/></table:table-cell><table:table-cell table:style-name="TicTacToe1.B1" office:value-type="string"><text:p text:style-name="Standard"/></table:table-cell></table:table-row></table:table-header-rows><table:table-row table:style-name="TicTacToe1.1"><table:table-cell table:style-name="TicTacToe1.A1" office:value-type="string"><text:p text:style-name="Standard"/></table:table-cell><table:table-cell table:style-name="TicTacToe1.B1" office:value-type="string"><text:p text:style-name="Standard"/></table:table-cell><table:table-cell table:style-name="TicTacToe1.B1" office:value-type="string"><text:p text:style-name="Standard"/></table:table-cell></table:table-row><table:table-row table:style-name="TicTacToe1.1"><table:table-cell table:style-name="TicTacToe1.A3" office:value-type="string"><text:p text:style-name="Standard"/></table:table-cell><table:table-cell table:style-name="TicTacToe1.B3" office:value-type="string"><text:p text:style-name="Standard"/></table:table-cell><table:table-cell table:style-name="TicTacToe1.B3" office:value-type="string"><text:p text:style-name="Standard"/></table:table-cell></table:table-row></table:table><text:p text:style-name="Frame_20_contents"/></draw:text-box></draw:frame></text:p>
            </table:table-cell>
            <table:table-cell table:style-name="TicTacToe.B1" office:value-type="string">
              <text:p text:style-name="Standard"><draw:frame draw:style-name="fr5" draw:name="TicTacToe2" text:anchor-type="as-char" svg:y="0cm" svg:width="3.898cm" svg:height="3.898cm" draw:z-index="0"><draw:text-box><table:table table:name="TicTacToe2" table:style-name="TicTacToe2"><table:table-column table:style-name="TicTacToe2.A" table:number-columns-repeated="3"/><table:table-header-rows><table:table-row table:style-name="TicTacToe2.1"><table:table-cell table:style-name="TicTacToe2.A1" office:value-type="string"><text:p text:style-name="Standard"/></table:table-cell><table:table-cell table:style-name="TicTacToe2.B1" office:value-type="string"><text:p text:style-name="Standard"/></table:table-cell><table:table-cell table:style-name="TicTacToe2.B1" office:value-type="string"><text:p text:style-name="Standard"/></table:table-cell></table:table-row></table:table-header-rows><table:table-row table:style-name="TicTacToe2.1"><table:table-cell table:style-name="TicTacToe2.A1" office:value-type="string"><text:p text:style-name="Standard"/></table:table-cell><table:table-cell table:style-name="TicTacToe2.B1" office:value-type="string"><text:p text:style-name="Standard"/></table:table-cell><table:table-cell table:style-name="TicTacToe2.B1" office:value-type="string"><text:p text:style-name="Standard"/></table:table-cell></table:table-row><table:table-row table:style-name="TicTacToe2.1"><table:table-cell table:style-name="TicTacToe2.A3" office:value-type="string"><text:p text:style-name="Standard"/></table:table-cell><table:table-cell table:style-name="TicTacToe2.B3" office:value-type="string"><text:p text:style-name="Standard"/></table:table-cell><table:table-cell table:style-name="TicTacToe2.B3" office:value-type="string"><text:p text:style-name="Standard"/></table:table-cell></table:table-row></table:table><text:p text:style-name="Frame_20_contents"/></draw:text-box></draw:frame></text:p>
            </table:table-cell>
          </table:table-row>
        </table:table-header-rows>
        <table:table-row>
          <table:table-cell table:style-name="TicTacToe.A2" office:value-type="string">
            <text:p text:style-name="Standard"><draw:frame draw:style-name="fr5" draw:name="TicTacToe3" text:anchor-type="as-char" svg:y="0cm" svg:width="3.898cm" svg:height="3.898cm" draw:z-index="0"><draw:text-box><table:table table:name="TicTacToe3" table:style-name="TicTacToe3"><table:table-column table:style-name="TicTacToe3.A" table:number-columns-repeated="3"/><table:table-header-rows><table:table-row table:style-name="TicTacToe3.1"><table:table-cell table:style-name="TicTacToe3.A1" office:value-type="string"><text:p text:style-name="Standard"/></table:table-cell><table:table-cell table:style-name="TicTacToe3.B1" office:value-type="string"><text:p text:style-name="Standard"/></table:table-cell><table:table-cell table:style-name="TicTacToe3.B1" office:value-type="string"><text:p text:style-name="Standard"/></table:table-cell></table:table-row></table:table-header-rows><table:table-row table:style-name="TicTacToe3.1"><table:table-cell table:style-name="TicTacToe3.A1" office:value-type="string"><text:p text:style-name="Standard"/></table:table-cell><table:table-cell table:style-name="TicTacToe3.B1" office:value-type="string"><text:p text:style-name="Standard"/></table:table-cell><table:table-cell table:style-name="TicTacToe3.B1" office:value-type="string"><text:p text:style-name="Standard"/></table:table-cell></table:table-row><table:table-row table:style-name="TicTacToe3.1"><table:table-cell table:style-name="TicTacToe3.A3" office:value-type="string"><text:p text:style-name="Standard"/></table:table-cell><table:table-cell table:style-name="TicTacToe3.B3" office:value-type="string"><text:p text:style-name="Standard"/></table:table-cell><table:table-cell table:style-name="TicTacToe3.B3" office:value-type="string"><text:p text:style-name="Standard"/></table:table-cell></table:table-row></table:table><text:p text:style-name="Frame_20_contents"/></draw:text-box></draw:frame></text:p>
          </table:table-cell>
          <table:table-cell table:style-name="TicTacToe.B2" office:value-type="string">
            <text:p text:style-name="Standard"><draw:frame draw:style-name="fr5" draw:name="TicTacToe4" text:anchor-type="as-char" svg:y="0cm" svg:width="3.898cm" svg:height="3.898cm" draw:z-index="0"><draw:text-box><table:table table:name="TicTacToe4" table:style-name="TicTacToe4"><table:table-column table:style-name="TicTacToe4.A" table:number-columns-repeated="3"/><table:table-header-rows><table:table-row table:style-name="TicTacToe4.1"><table:table-cell table:style-name="TicTacToe4.A1" office:value-type="string"><text:p text:style-name="Standard"/></table:table-cell><table:table-cell table:style-name="TicTacToe4.B1" office:value-type="string"><text:p text:style-name="Standard"/></table:table-cell><table:table-cell table:style-name="TicTacToe4.B1" office:value-type="string"><text:p text:style-name="Standard"/></table:table-cell></table:table-row></table:table-header-rows><table:table-row table:style-name="TicTacToe4.1"><table:table-cell table:style-name="TicTacToe4.A1" office:value-type="string"><text:p text:style-name="Standard"/></table:table-cell><table:table-cell table:style-name="TicTacToe4.B1" office:value-type="string"><text:p text:style-name="Standard"/></table:table-cell><table:table-cell table:style-name="TicTacToe4.B1" office:value-type="string"><text:p text:style-name="Standard"/></table:table-cell></table:table-row><table:table-row table:style-name="TicTacToe4.1"><table:table-cell table:style-name="TicTacToe4.A3" office:value-type="string"><text:p text:style-name="Standard"/></table:table-cell><table:table-cell table:style-name="TicTacToe4.B3" office:value-type="string"><text:p text:style-name="Standard"/></table:table-cell><table:table-cell table:style-name="TicTacToe4.B3" office:value-type="string"><text:p text:style-name="Standard"/></table:table-cell></table:table-row></table:table><text:p text:style-name="Frame_20_contents"/></draw:text-box></draw:frame></text:p>
          </table:table-cell>
        </table:table-row>
        <table:table-row>
          <table:table-cell table:style-name="TicTacToe.A2" office:value-type="string">
            <text:p text:style-name="Standard"><draw:frame draw:style-name="fr5" draw:name="TicTacToe5" text:anchor-type="as-char" svg:y="0cm" svg:width="3.898cm" svg:height="3.898cm" draw:z-index="0"><draw:text-box><table:table table:name="TicTacToe5" table:style-name="TicTacToe5"><table:table-column table:style-name="TicTacToe5.A" table:number-columns-repeated="3"/><table:table-header-rows><table:table-row table:style-name="TicTacToe5.1"><table:table-cell table:style-name="TicTacToe5.A1" office:value-type="string"><text:p text:style-name="Standard"/></table:table-cell><table:table-cell table:style-name="TicTacToe5.B1" office:value-type="string"><text:p text:style-name="Standard"/></table:table-cell><table:table-cell table:style-name="TicTacToe5.B1" office:value-type="string"><text:p text:style-name="Standard"/></table:table-cell></table:table-row></table:table-header-rows><table:table-row table:style-name="TicTacToe5.1"><table:table-cell table:style-name="TicTacToe5.A1" office:value-type="string"><text:p text:style-name="Standard"/></table:table-cell><table:table-cell table:style-name="TicTacToe5.B1" office:value-type="string"><text:p text:style-name="Standard"/></table:table-cell><table:table-cell table:style-name="TicTacToe5.B1" office:value-type="string"><text:p text:style-name="Standard"/></table:table-cell></table:table-row><table:table-row table:style-name="TicTacToe5.1"><table:table-cell table:style-name="TicTacToe5.A3" office:value-type="string"><text:p text:style-name="Standard"/></table:table-cell><table:table-cell table:style-name="TicTacToe5.B3" office:value-type="string"><text:p text:style-name="Standard"/></table:table-cell><table:table-cell table:style-name="TicTacToe5.B3" office:value-type="string"><text:p text:style-name="Standard"/></table:table-cell></table:table-row></table:table><text:p text:style-name="Frame_20_contents"/></draw:text-box></draw:frame></text:p>
          </table:table-cell>
          <table:table-cell table:style-name="TicTacToe.B2" office:value-type="string">
            <text:p text:style-name="Standard"><draw:frame draw:style-name="fr5" draw:name="TicTacToe6" text:anchor-type="as-char" svg:y="0cm" svg:width="3.898cm" svg:height="3.898cm" draw:z-index="0"><draw:text-box><table:table table:name="TicTacToe6" table:style-name="TicTacToe6"><table:table-column table:style-name="TicTacToe6.A" table:number-columns-repeated="3"/><table:table-header-rows><table:table-row table:style-name="TicTacToe6.1"><table:table-cell table:style-name="TicTacToe6.A1" office:value-type="string"><text:p text:style-name="Standard"/></table:table-cell><table:table-cell table:style-name="TicTacToe6.B1" office:value-type="string"><text:p text:style-name="Standard"/></table:table-cell><table:table-cell table:style-name="TicTacToe6.B1" office:value-type="string"><text:p text:style-name="Standard"/></table:table-cell></table:table-row></table:table-header-rows><table:table-row table:style-name="TicTacToe6.1"><table:table-cell table:style-name="TicTacToe6.A1" office:value-type="string"><text:p text:style-name="Standard"/></table:table-cell><table:table-cell table:style-name="TicTacToe6.B1" office:value-type="string"><text:p text:style-name="Standard"/></table:table-cell><table:table-cell table:style-name="TicTacToe6.B1" office:value-type="string"><text:p text:style-name="Standard"/></table:table-cell></table:table-row><table:table-row table:style-name="TicTacToe6.1"><table:table-cell table:style-name="TicTacToe6.A3" office:value-type="string"><text:p text:style-name="Standard"/></table:table-cell><table:table-cell table:style-name="TicTacToe6.B3" office:value-type="string"><text:p text:style-name="Standard"/></table:table-cell><table:table-cell table:style-name="TicTacToe6.B3" office:value-type="string"><text:p text:style-name="Standard"/></table:table-cell></table:table-row></table:table><text:p text:style-name="Frame_20_contents"/></draw:text-box></draw:frame></text:p>
          </table:table-cell>
        </table:table-row>
      </table:table>
      <text:p text:style-name="Standard"/>
      <table:table table:name="Battleship" table:style-name="Battleship">
        <table:table-column table:style-name="Battleship.A"/>
        <table:table-column table:style-name="Battleship.B"/>
        <table:table-header-rows>
          <table:table-row>
            <table:table-cell table:style-name="Battleship.A1" office:value-type="string">
              <text:p text:style-name="Heading_20_6">Own Fleet</text:p>
              <text:p text:style-name="Standard"><draw:frame draw:style-name="fr6" draw:name="Battleship1a" text:anchor-type="as-char" svg:width="6.697cm" svg:height="6.697cm" draw:z-index="0"><draw:text-box><table:table table:name="Battleship1a" table:style-name="Battleship1a"><table:table-column table:style-name="Battleship1a.A"/><table:table-column table:style-name="Battleship1a.B" table:number-columns-repeated="9"/><table:table-column table:style-name="Battleship1a.K"/><table:table-header-rows><table:table-row table:style-name="Battleship1a.1"><table:table-cell table:style-name="Battleship1a.A1" office:value-type="string"><text:p text:style-name="Table_20_Heading"/></table:table-cell><table:table-cell table:style-name="Battleship1a.A1" office:value-type="string"><text:p text:style-name="Table_20_Heading">A</text:p></table:table-cell><table:table-cell table:style-name="Battleship1a.A1" office:value-type="string"><text:p text:style-name="Table_20_Heading">B</text:p></table:table-cell><table:table-cell table:style-name="Battleship1a.A1" office:value-type="string"><text:p text:style-name="Table_20_Heading">C</text:p></table:table-cell><table:table-cell table:style-name="Battleship1a.A1" office:value-type="string"><text:p text:style-name="Table_20_Heading">D</text:p></table:table-cell><table:table-cell table:style-name="Battleship1a.A1" office:value-type="string"><text:p text:style-name="Table_20_Heading">E</text:p></table:table-cell><table:table-cell table:style-name="Battleship1a.A1" office:value-type="string"><text:p text:style-name="Table_20_Heading">F</text:p></table:table-cell><table:table-cell table:style-name="Battleship1a.A1" office:value-type="string"><text:p text:style-name="Table_20_Heading">G</text:p></table:table-cell><table:table-cell table:style-name="Battleship1a.A1" office:value-type="string"><text:p text:style-name="Table_20_Heading">H</text:p></table:table-cell><table:table-cell table:style-name="Battleship1a.A1" office:value-type="string"><text:p text:style-name="Table_20_Heading">I</text:p></table:table-cell><table:table-cell table:style-name="Battleship1a.K1" office:value-type="string"><text:p text:style-name="Table_20_Heading">J</text:p></table:table-cell></table:table-row></table:table-header-rows><table:table-row table:style-name="Battleship1a.2"><table:table-cell table:style-name="Battleship1a.A2" office:value-type="float" office:value="1"><text:p text:style-name="Table_20_Heading">1</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2"><text:p text:style-name="Table_20_Heading">2</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3"><text:p text:style-name="Table_20_Heading">3</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4"><text:p text:style-name="Table_20_Heading">4</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5"><text:p text:style-name="Table_20_Heading">5</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6"><text:p text:style-name="Table_20_Heading">6</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7"><text:p text:style-name="Table_20_Heading">7</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8"><text:p text:style-name="Table_20_Heading">8</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9"><text:p text:style-name="Table_20_Heading">9</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row table:style-name="Battleship1a.2"><table:table-cell table:style-name="Battleship1a.A2" office:value-type="float" office:value="10"><text:p text:style-name="Table_20_Heading">10</text:p></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B2" office:value-type="string"><text:p text:style-name="Standard"/></table:table-cell><table:table-cell table:style-name="Battleship1a.K2" office:value-type="string"><text:p text:style-name="Standard"/></table:table-cell></table:table-row></table:table><text:p text:style-name="Frame_20_contents"/></draw:text-box></draw:frame></text:p>
            </table:table-cell>
            <table:table-cell table:style-name="Battleship.B1" office:value-type="string">
              <text:p text:style-name="Heading_20_6">Enemy Fleet</text:p>
              <text:p text:style-name="Standard"><draw:frame draw:style-name="fr6" draw:name="Battleship1b" text:anchor-type="as-char" svg:width="6.697cm" svg:height="6.697cm" draw:z-index="0"><draw:text-box><table:table table:name="Battleship1b" table:style-name="Battleship1b"><table:table-column table:style-name="Battleship1b.A"/><table:table-column table:style-name="Battleship1b.B" table:number-columns-repeated="9"/><table:table-column table:style-name="Battleship1b.K"/><table:table-header-rows><table:table-row table:style-name="Battleship1b.1"><table:table-cell table:style-name="Battleship1b.A1" office:value-type="string"><text:p text:style-name="Table_20_Heading"/></table:table-cell><table:table-cell table:style-name="Battleship1b.A1" office:value-type="string"><text:p text:style-name="Table_20_Heading">A</text:p></table:table-cell><table:table-cell table:style-name="Battleship1b.A1" office:value-type="string"><text:p text:style-name="Table_20_Heading">B</text:p></table:table-cell><table:table-cell table:style-name="Battleship1b.A1" office:value-type="string"><text:p text:style-name="Table_20_Heading">C</text:p></table:table-cell><table:table-cell table:style-name="Battleship1b.A1" office:value-type="string"><text:p text:style-name="Table_20_Heading">D</text:p></table:table-cell><table:table-cell table:style-name="Battleship1b.A1" office:value-type="string"><text:p text:style-name="Table_20_Heading">E</text:p></table:table-cell><table:table-cell table:style-name="Battleship1b.A1" office:value-type="string"><text:p text:style-name="Table_20_Heading">F</text:p></table:table-cell><table:table-cell table:style-name="Battleship1b.A1" office:value-type="string"><text:p text:style-name="Table_20_Heading">G</text:p></table:table-cell><table:table-cell table:style-name="Battleship1b.A1" office:value-type="string"><text:p text:style-name="Table_20_Heading">H</text:p></table:table-cell><table:table-cell table:style-name="Battleship1b.A1" office:value-type="string"><text:p text:style-name="Table_20_Heading">I</text:p></table:table-cell><table:table-cell table:style-name="Battleship1b.K1" office:value-type="string"><text:p text:style-name="Table_20_Heading">J</text:p></table:table-cell></table:table-row></table:table-header-rows><table:table-row table:style-name="Battleship1b.2"><table:table-cell table:style-name="Battleship1b.A2" office:value-type="float" office:value="1"><text:p text:style-name="Table_20_Heading">1</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2"><text:p text:style-name="Table_20_Heading">2</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3"><text:p text:style-name="Table_20_Heading">3</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4"><text:p text:style-name="Table_20_Heading">4</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5"><text:p text:style-name="Table_20_Heading">5</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6"><text:p text:style-name="Table_20_Heading">6</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7"><text:p text:style-name="Table_20_Heading">7</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8"><text:p text:style-name="Table_20_Heading">8</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9"><text:p text:style-name="Table_20_Heading">9</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row table:style-name="Battleship1b.2"><table:table-cell table:style-name="Battleship1b.A2" office:value-type="float" office:value="10"><text:p text:style-name="Table_20_Heading">10</text:p></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B2" office:value-type="string"><text:p text:style-name="Standard"/></table:table-cell><table:table-cell table:style-name="Battleship1b.K2" office:value-type="string"><text:p text:style-name="Standard"/></table:table-cell></table:table-row></table:table><text:p text:style-name="Frame_20_contents"/></draw:text-box></draw:frame></text:p>
            </table:table-cell>
          </table:table-row>
        </table:table-header-rows>
        <table:table-row>
          <table:table-cell table:style-name="Battleship.A2" office:value-type="string">
            <text:p text:style-name="Heading_20_6">Own Fleet</text:p>
            <text:p text:style-name="Standard"><draw:frame draw:style-name="fr6" draw:name="Battleship2a" text:anchor-type="as-char" svg:width="6.697cm" svg:height="6.697cm" draw:z-index="0"><draw:text-box><table:table table:name="Battleship2a" table:style-name="Battleship2a"><table:table-column table:style-name="Battleship2a.A"/><table:table-column table:style-name="Battleship2a.B" table:number-columns-repeated="9"/><table:table-column table:style-name="Battleship2a.K"/><table:table-header-rows><table:table-row table:style-name="Battleship2a.1"><table:table-cell table:style-name="Battleship2a.A1" office:value-type="string"><text:p text:style-name="Table_20_Heading"/></table:table-cell><table:table-cell table:style-name="Battleship2a.A1" office:value-type="string"><text:p text:style-name="Table_20_Heading">A</text:p></table:table-cell><table:table-cell table:style-name="Battleship2a.A1" office:value-type="string"><text:p text:style-name="Table_20_Heading">B</text:p></table:table-cell><table:table-cell table:style-name="Battleship2a.A1" office:value-type="string"><text:p text:style-name="Table_20_Heading">C</text:p></table:table-cell><table:table-cell table:style-name="Battleship2a.A1" office:value-type="string"><text:p text:style-name="Table_20_Heading">D</text:p></table:table-cell><table:table-cell table:style-name="Battleship2a.A1" office:value-type="string"><text:p text:style-name="Table_20_Heading">E</text:p></table:table-cell><table:table-cell table:style-name="Battleship2a.A1" office:value-type="string"><text:p text:style-name="Table_20_Heading">F</text:p></table:table-cell><table:table-cell table:style-name="Battleship2a.A1" office:value-type="string"><text:p text:style-name="Table_20_Heading">G</text:p></table:table-cell><table:table-cell table:style-name="Battleship2a.A1" office:value-type="string"><text:p text:style-name="Table_20_Heading">H</text:p></table:table-cell><table:table-cell table:style-name="Battleship2a.A1" office:value-type="string"><text:p text:style-name="Table_20_Heading">I</text:p></table:table-cell><table:table-cell table:style-name="Battleship2a.K1" office:value-type="string"><text:p text:style-name="Table_20_Heading">J</text:p></table:table-cell></table:table-row></table:table-header-rows><table:table-row table:style-name="Battleship2a.2"><table:table-cell table:style-name="Battleship2a.A2" office:value-type="float" office:value="1"><text:p text:style-name="Table_20_Heading">1</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2"><text:p text:style-name="Table_20_Heading">2</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3"><text:p text:style-name="Table_20_Heading">3</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4"><text:p text:style-name="Table_20_Heading">4</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5"><text:p text:style-name="Table_20_Heading">5</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6"><text:p text:style-name="Table_20_Heading">6</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7"><text:p text:style-name="Table_20_Heading">7</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8"><text:p text:style-name="Table_20_Heading">8</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9"><text:p text:style-name="Table_20_Heading">9</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row table:style-name="Battleship2a.2"><table:table-cell table:style-name="Battleship2a.A2" office:value-type="float" office:value="10"><text:p text:style-name="Table_20_Heading">10</text:p></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B2" office:value-type="string"><text:p text:style-name="Standard"/></table:table-cell><table:table-cell table:style-name="Battleship2a.K2" office:value-type="string"><text:p text:style-name="Standard"/></table:table-cell></table:table-row></table:table><text:p text:style-name="Frame_20_contents"/></draw:text-box></draw:frame></text:p>
          </table:table-cell>
          <table:table-cell table:style-name="Battleship.B2" office:value-type="string">
            <text:p text:style-name="Heading_20_6">Enemy Fleet</text:p>
            <text:p text:style-name="Standard"><draw:frame draw:style-name="fr6" draw:name="Battleship2b" text:anchor-type="as-char" svg:width="6.697cm" svg:height="6.697cm" draw:z-index="0"><draw:text-box><table:table table:name="Battleship2b" table:style-name="Battleship2b"><table:table-column table:style-name="Battleship2b.A"/><table:table-column table:style-name="Battleship2b.B" table:number-columns-repeated="9"/><table:table-column table:style-name="Battleship2b.K"/><table:table-header-rows><table:table-row table:style-name="Battleship2b.1"><table:table-cell table:style-name="Battleship2b.A1" office:value-type="string"><text:p text:style-name="Table_20_Heading"/></table:table-cell><table:table-cell table:style-name="Battleship2b.A1" office:value-type="string"><text:p text:style-name="Table_20_Heading">A</text:p></table:table-cell><table:table-cell table:style-name="Battleship2b.A1" office:value-type="string"><text:p text:style-name="Table_20_Heading">B</text:p></table:table-cell><table:table-cell table:style-name="Battleship2b.A1" office:value-type="string"><text:p text:style-name="Table_20_Heading">C</text:p></table:table-cell><table:table-cell table:style-name="Battleship2b.A1" office:value-type="string"><text:p text:style-name="Table_20_Heading">D</text:p></table:table-cell><table:table-cell table:style-name="Battleship2b.A1" office:value-type="string"><text:p text:style-name="Table_20_Heading">E</text:p></table:table-cell><table:table-cell table:style-name="Battleship2b.A1" office:value-type="string"><text:p text:style-name="Table_20_Heading">F</text:p></table:table-cell><table:table-cell table:style-name="Battleship2b.A1" office:value-type="string"><text:p text:style-name="Table_20_Heading">G</text:p></table:table-cell><table:table-cell table:style-name="Battleship2b.A1" office:value-type="string"><text:p text:style-name="Table_20_Heading">H</text:p></table:table-cell><table:table-cell table:style-name="Battleship2b.A1" office:value-type="string"><text:p text:style-name="Table_20_Heading">I</text:p></table:table-cell><table:table-cell table:style-name="Battleship2b.K1" office:value-type="string"><text:p text:style-name="Table_20_Heading">J</text:p></table:table-cell></table:table-row></table:table-header-rows><table:table-row table:style-name="Battleship2b.2"><table:table-cell table:style-name="Battleship2b.A2" office:value-type="float" office:value="1"><text:p text:style-name="Table_20_Heading">1</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2"><text:p text:style-name="Table_20_Heading">2</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3"><text:p text:style-name="Table_20_Heading">3</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4"><text:p text:style-name="Table_20_Heading">4</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5"><text:p text:style-name="Table_20_Heading">5</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6"><text:p text:style-name="Table_20_Heading">6</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7"><text:p text:style-name="Table_20_Heading">7</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8"><text:p text:style-name="Table_20_Heading">8</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9"><text:p text:style-name="Table_20_Heading">9</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row table:style-name="Battleship2b.2"><table:table-cell table:style-name="Battleship2b.A2" office:value-type="float" office:value="10"><text:p text:style-name="Table_20_Heading">10</text:p></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B2" office:value-type="string"><text:p text:style-name="Standard"/></table:table-cell><table:table-cell table:style-name="Battleship2b.K2" office:value-type="string"><text:p text:style-name="Standard"/></table:table-cell></table:table-row></table:table><text:p text:style-name="Frame_20_contents"/></draw:text-box></draw:frame></text:p>
          </table:table-cell>
        </table:table-row>
        <table:table-row>
          <table:table-cell table:style-name="Battleship.A2" office:value-type="string">
            <text:p text:style-name="Heading_20_6">Own Fleet</text:p>
            <text:p text:style-name="Standard"><draw:frame draw:style-name="fr6" draw:name="Battleship3a" text:anchor-type="as-char" svg:width="6.697cm" svg:height="6.697cm" draw:z-index="0"><draw:text-box><table:table table:name="Battleship3a" table:style-name="Battleship3a"><table:table-column table:style-name="Battleship3a.A"/><table:table-column table:style-name="Battleship3a.B" table:number-columns-repeated="9"/><table:table-column table:style-name="Battleship3a.K"/><table:table-header-rows><table:table-row table:style-name="Battleship3a.1"><table:table-cell table:style-name="Battleship3a.A1" office:value-type="string"><text:p text:style-name="Table_20_Heading"/></table:table-cell><table:table-cell table:style-name="Battleship3a.A1" office:value-type="string"><text:p text:style-name="Table_20_Heading">A</text:p></table:table-cell><table:table-cell table:style-name="Battleship3a.A1" office:value-type="string"><text:p text:style-name="Table_20_Heading">B</text:p></table:table-cell><table:table-cell table:style-name="Battleship3a.A1" office:value-type="string"><text:p text:style-name="Table_20_Heading">C</text:p></table:table-cell><table:table-cell table:style-name="Battleship3a.A1" office:value-type="string"><text:p text:style-name="Table_20_Heading">D</text:p></table:table-cell><table:table-cell table:style-name="Battleship3a.A1" office:value-type="string"><text:p text:style-name="Table_20_Heading">E</text:p></table:table-cell><table:table-cell table:style-name="Battleship3a.A1" office:value-type="string"><text:p text:style-name="Table_20_Heading">F</text:p></table:table-cell><table:table-cell table:style-name="Battleship3a.A1" office:value-type="string"><text:p text:style-name="Table_20_Heading">G</text:p></table:table-cell><table:table-cell table:style-name="Battleship3a.A1" office:value-type="string"><text:p text:style-name="Table_20_Heading">H</text:p></table:table-cell><table:table-cell table:style-name="Battleship3a.A1" office:value-type="string"><text:p text:style-name="Table_20_Heading">I</text:p></table:table-cell><table:table-cell table:style-name="Battleship3a.K1" office:value-type="string"><text:p text:style-name="Table_20_Heading">J</text:p></table:table-cell></table:table-row></table:table-header-rows><table:table-row table:style-name="Battleship3a.2"><table:table-cell table:style-name="Battleship3a.A2" office:value-type="float" office:value="1"><text:p text:style-name="Table_20_Heading">1</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2"><text:p text:style-name="Table_20_Heading">2</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3"><text:p text:style-name="Table_20_Heading">3</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4"><text:p text:style-name="Table_20_Heading">4</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5"><text:p text:style-name="Table_20_Heading">5</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6"><text:p text:style-name="Table_20_Heading">6</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7"><text:p text:style-name="Table_20_Heading">7</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8"><text:p text:style-name="Table_20_Heading">8</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9"><text:p text:style-name="Table_20_Heading">9</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row table:style-name="Battleship3a.2"><table:table-cell table:style-name="Battleship3a.A2" office:value-type="float" office:value="10"><text:p text:style-name="Table_20_Heading">10</text:p></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B2" office:value-type="string"><text:p text:style-name="Standard"/></table:table-cell><table:table-cell table:style-name="Battleship3a.K2" office:value-type="string"><text:p text:style-name="Standard"/></table:table-cell></table:table-row></table:table><text:p text:style-name="Frame_20_contents"/></draw:text-box></draw:frame></text:p>
          </table:table-cell>
          <table:table-cell table:style-name="Battleship.B2" office:value-type="string">
            <text:p text:style-name="Heading_20_6">Enemy Fleet</text:p>
            <text:p text:style-name="Standard"><draw:frame draw:style-name="fr6" draw:name="Battleship3b" text:anchor-type="as-char" svg:width="6.697cm" svg:height="6.697cm" draw:z-index="0"><draw:text-box><table:table table:name="Battleship3b" table:style-name="Battleship3b"><table:table-column table:style-name="Battleship3b.A"/><table:table-column table:style-name="Battleship3b.B" table:number-columns-repeated="9"/><table:table-column table:style-name="Battleship3b.K"/><table:table-header-rows><table:table-row table:style-name="Battleship3b.1"><table:table-cell table:style-name="Battleship3b.A1" office:value-type="string"><text:p text:style-name="Table_20_Heading"/></table:table-cell><table:table-cell table:style-name="Battleship3b.A1" office:value-type="string"><text:p text:style-name="Table_20_Heading">A</text:p></table:table-cell><table:table-cell table:style-name="Battleship3b.A1" office:value-type="string"><text:p text:style-name="Table_20_Heading">B</text:p></table:table-cell><table:table-cell table:style-name="Battleship3b.A1" office:value-type="string"><text:p text:style-name="Table_20_Heading">C</text:p></table:table-cell><table:table-cell table:style-name="Battleship3b.A1" office:value-type="string"><text:p text:style-name="Table_20_Heading">D</text:p></table:table-cell><table:table-cell table:style-name="Battleship3b.A1" office:value-type="string"><text:p text:style-name="Table_20_Heading">E</text:p></table:table-cell><table:table-cell table:style-name="Battleship3b.A1" office:value-type="string"><text:p text:style-name="Table_20_Heading">F</text:p></table:table-cell><table:table-cell table:style-name="Battleship3b.A1" office:value-type="string"><text:p text:style-name="Table_20_Heading">G</text:p></table:table-cell><table:table-cell table:style-name="Battleship3b.A1" office:value-type="string"><text:p text:style-name="Table_20_Heading">H</text:p></table:table-cell><table:table-cell table:style-name="Battleship3b.A1" office:value-type="string"><text:p text:style-name="Table_20_Heading">I</text:p></table:table-cell><table:table-cell table:style-name="Battleship3b.K1" office:value-type="string"><text:p text:style-name="Table_20_Heading">J</text:p></table:table-cell></table:table-row></table:table-header-rows><table:table-row table:style-name="Battleship3b.2"><table:table-cell table:style-name="Battleship3b.A2" office:value-type="float" office:value="1"><text:p text:style-name="Table_20_Heading">1</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2"><text:p text:style-name="Table_20_Heading">2</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3"><text:p text:style-name="Table_20_Heading">3</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4"><text:p text:style-name="Table_20_Heading">4</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5"><text:p text:style-name="Table_20_Heading">5</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6"><text:p text:style-name="Table_20_Heading">6</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7"><text:p text:style-name="Table_20_Heading">7</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8"><text:p text:style-name="Table_20_Heading">8</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9"><text:p text:style-name="Table_20_Heading">9</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row table:style-name="Battleship3b.2"><table:table-cell table:style-name="Battleship3b.A2" office:value-type="float" office:value="10"><text:p text:style-name="Table_20_Heading">10</text:p></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B2" office:value-type="string"><text:p text:style-name="Standard"/></table:table-cell><table:table-cell table:style-name="Battleship3b.K2" office:value-type="string"><text:p text:style-name="Standard"/></table:table-cell></table:table-row></table:table><text:p text:style-name="Frame_20_contents"/></draw:text-box></draw:frame></text:p>
          </table:table-cell>
        </table:table-row>
      </table:table>
      <text:p text:style-name="Standard">1 x <text:span text:style-name="T2">□□□□</text:span> <text:s text:c="11"/>2 x <text:span text:style-name="T2">□□□</text:span><text:span text:style-name="T3"> </text:span><text:s text:c="11"/>3 x <text:span text:style-name="T2">□□</text:span> <text:s text:c="11"/>4 x <text:span text:style-name="T3">□</text:span></text:p>
      <text:p text:style-name="P4"/>
      <text:h text:style-name="P5" text:outline-level="1">Tic Tac Toe</text:h>
      <text:p text:style-name="Text_20_body">For two players.</text:p>
      <text:p text:style-name="Text_20_body">Each player takes turns in placing their mark (an 'X' or an 'O') in a free space. The first to get three marks in a row (vertically, horizontally or diagonally) has won.</text:p>
      <text:h text:style-name="Heading_20_1" text:outline-level="1">3D Tic Tac Toe</text:h>
      <text:p text:style-name="Text_20_body">For two players. Three playing fields are required, which is the same as one game sheet.</text:p>
      <text:p text:style-name="Text_20_body">Each player takes turns in placing their mark in one of the nine boxes on any one of the three fields. The first to get three marks in a row has won. The three marks can be positioned horizontally, vertically or diagonally on one sheet or be in the same position on all three fields, or form a diagonal when the three fields are placed one on the other.</text:p>
      <text:h text:style-name="Heading_20_1" text:outline-level="1">Battleship</text:h>
      <text:p text:style-name="Text_20_body">For two players. Each player requires their own game sheet.</text:p>
      <text:p text:style-name="Text_20_body">Each player marks on their "Own Fleet" sheet a battleship (four boxes long), two destroyers (each of three boxes), three cruisers (two boxes long) and four submarines (each occupying one box). The ships are not allowed to touch each other on any side.</text:p>
      <text:p text:style-name="Text_20_body">After this, each player tries to locate and destroy the enemy fleet. By giving the coordinates A1, for example, the player fires a shot to that location. The "enemy" then reports if a ship was hit or sunk or whether the shot missed. This information is then recorded on the "Enemy Fleet" sheet. After a successful hit, the same player can fire again. A miss means it's the other player's turn. Whoever sinks the enemy's fleet first has won.</text:p>
      <text:p text:style-name="Text_20_body">Variations should be agreed upon before starting the game:</text:p>
      <text:list text:style-name="L2">
        <text:list-item>
          <text:p text:style-name="P6">If <text:s/>the corners of ships can touch each other.</text:p>
        </text:list-item>
        <text:list-item>
          <text:p text:style-name="P6">If the sides of ships can touch each other.</text:p>
        </text:list-item>
        <text:list-item>
          <text:p text:style-name="P6">If ships can be any shape, i.e., L-shaped: as long as the boxes making up the ship touch each other on at least one side.</text:p>
        </text:list-item>
      </text:list>
      <text:h text:style-name="Heading_20_1" text:outline-level="1">StarGame</text:h>
      <text:p text:style-name="Text_20_body">For two or more players. Five dice are required.</text:p>
      <text:p text:style-name="Text_20_body">Each player can throw up to three times to achieve the best value possible by re-rolling some dice and laying others aside. At the end, the player notes down the score. If the player cannot place points in a free field, 0 points must be written in one of the blank spaces.</text:p>
      <text:p text:style-name="Text_20_body">In the top section, count the dice which show the corresponding number. The numbers are added and written in the relevant space. If a player gets a score of 63 or more in the top section, a bonus of 35 points can be added to the subtotal.</text:p>
      <text:p text:style-name="Text_20_body">In the bottom section, points can be gained for the following:</text:p>
      <text:list text:style-name="L3">
        <text:list-item>
          <text:p text:style-name="P7">Three of a kind: scores the sum of all dice only if three (or more) dice show the same number.</text:p>
        </text:list-item>
        <text:list-item>
          <text:p text:style-name="P7">Four of a kind: scores the sum of all dice only if four (or more) dice show the same number.</text:p>
        </text:list-item>
        <text:list-item>
          <text:p text:style-name="P7">Full House (25 points): here you must have three of a kind and a pair (example: 2 - 2 - 5 - 5 - 5).</text:p>
        </text:list-item>
        <text:list-item>
          <text:p text:style-name="P7">Small Straight (30 points): scores for a sequence of four numbers in a row (example: 1 - 2 - 3 - 4).</text:p>
        </text:list-item>
        <text:list-item>
          <text:p text:style-name="P7">Large Straight (40 points): scores for five numbers in a row (example: 1 - 2 - 3 - 4 - 5 or 2 - 3 - 4 - 5 - 6).</text:p>
        </text:list-item>
        <text:list-item>
          <text:p text:style-name="P7">Star (50 points): scores only if all dice show the same number (example: 3 - 3 - 3 - 3 - 3).</text:p>
        </text:list-item>
        <text:list-item>
          <text:p text:style-name="P7">Chance: scores the sum of all dice.</text:p>
        </text:list-item>
      </text:list>
      <text:p text:style-name="Text_20_body">The winner is the one with the most point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mily-generic="swiss" style:font-pitch="variable" style:font-charset="x-symbol"/>
    <style:font-face style:name="Tahoma1" svg:font-family="Tahoma"/>
    <style:font-face style:name="Arioso" svg:font-family="Arios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54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Text_20_body" style:display-name="Text body" style:family="paragraph" style:parent-style-name="Standard" style:class="text">
      <style:paragraph-properties fo:margin-top="0cm" fo:margin-bottom="0.109cm" fo:text-align="justify" style:justify-single-word="fals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14pt"/>
    </style:style>
    <style:style style:name="Heading_20_1" style:display-name="Heading 1" style:family="paragraph" style:parent-style-name="Heading" style:next-style-name="Text_20_body" style:class="text" style:default-outline-level="1">
      <style:paragraph-properties fo:margin-top="0.42cm" fo:margin-bottom="0.109cm"/>
      <style:text-properties fo:font-size="115%" fo:font-weight="bold"/>
    </style:style>
    <style:style style:name="Heading_20_5" style:display-name="Heading 5" style:family="paragraph" style:parent-style-name="Heading" style:next-style-name="Text_20_body" style:class="text">
      <style:paragraph-properties fo:text-align="center" style:justify-single-word="false"/>
      <style:text-properties fo:font-size="85%" fo:font-weight="bold"/>
    </style:style>
    <style:style style:name="Heading_20_6" style:display-name="Heading 6" style:family="paragraph" style:parent-style-name="Heading" style:next-style-name="Text_20_body" style:class="text">
      <style:paragraph-properties fo:margin-top="0.42cm" fo:margin-bottom="0cm" fo:text-align="center" style:justify-single-word="false"/>
      <style:text-properties fo:font-variant="normal" fo:text-transform="none" fo:font-size="12pt" fo:letter-spacing="0.035cm" fo:font-weight="bold"/>
    </style:style>
    <style:style style:name="List" style:family="paragraph" style:parent-style-name="Text_20_body" style:class="list"/>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Head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style:font-name="Arioso" fo:font-size="28pt" fo:letter-spacing="0.035cm" fo:font-weight="bold"/>
    </style:style>
    <style:style style:name="Header_20_left" style:display-name="Header left" style:family="paragraph" style:parent-style-name="Header" style:class="extra">
      <style:paragraph-properties fo:margin-top="0cm" fo:margin-bottom="0.109cm" fo:text-align="start" style:justify-single-word="false">
        <style:tab-stops>
          <style:tab-stop style:position="8.5cm" style:type="center"/>
          <style:tab-stop style:position="17.002cm" style:type="right"/>
        </style:tab-stops>
      </style:paragraph-properties>
      <style:text-properties fo:font-size="14pt"/>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paragraph-properties>
        <style:tab-stops>
          <style:tab-stop style:position="2.499cm" style:type="right"/>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transparent">
        <style:background-image/>
      </style:paragraph-properties>
      <style:text-properties fo:font-size="10pt" fo:font-style="italic" fo:font-weight="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905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header-style>
      <style:footer-style/>
    </style:page-layout>
    <style:page-layout style:name="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59cm" fo:page-height="27.94cm" style:num-format="1" style:print-orientation="portrait" fo:margin-top="1.27cm" fo:margin-bottom="1.27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1" style:print-orientation="portrait" fo:margin-top="2.54cm" fo:margin-bottom="2.54cm" fo:margin-left="2.54cm" fo:margin-right="2.54cm" style:writing-mode="lr-tb" style:footnote-max-height="0cm">
        <style:footnote-sep style:adjustment="left" style:rel-width="25%" style:color="#000000"/>
      </style:page-layout-properties>
      <style:header-style/>
      <style:footer-style/>
    </style:page-layout>
    <style:page-layout style:name="pm8">
      <style:page-layout-properties fo:page-width="21.59cm" fo:page-height="27.94cm" style:num-format="1" style:print-orientation="portrait" fo:margin-top="1.27cm" fo:margin-bottom="1.905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header-style>
      <style:footer-style/>
    </style:page-layout>
    <style:page-layout style:name="pm9">
      <style:page-layout-properties fo:page-width="21.59cm" fo:page-height="27.94cm" style:num-format="1" style:print-orientation="portrait" fo:margin-top="0.635cm" fo:margin-bottom="0.635cm" fo:margin-left="1.905cm" fo:margin-right="1.905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991cm"/>
      </style:header-style>
      <style:footer-style/>
    </style:page-layout>
    <style:page-layout style:name="pm10">
      <style:page-layout-properties fo:page-width="21.59cm" fo:page-height="27.94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Rules</text:p>
      </style:head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Tic_20_Tac_20_Toe" style:display-name="Tic Tac Toe" style:page-layout-name="pm8">
      <style:header>
        <text:p text:style-name="Header">Tic Tac Toe</text:p>
      </style:header>
    </style:master-page>
    <style:master-page style:name="Battleship" style:page-layout-name="pm9">
      <style:header>
        <text:p text:style-name="Header">Battleship</text:p>
      </style:header>
    </style:master-page>
    <style:master-page style:name="StarGame"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Tic Tac Toe, Battleship and StarGame</dc:title>
    <dc:description>Game score sheets to be printed out and rules for Tic Tac Toe, Battleship and the popular dice game: StarGame.</dc:description>
    <meta:initial-creator>Kristi Steele</meta:initial-creator>
    <meta:creation-date>1998-05-08T14:24:40</meta:creation-date>
    <dc:creator>Tom Verbeek</dc:creator>
    <dc:date>2000-01-31T16:03:42</dc:date>
    <dc:language>en-US</dc:language>
    <meta:editing-cycles>15</meta:editing-cycles>
    <meta:editing-duration>PT3H0M3S</meta:editing-duration>
    <meta:user-defined meta:name="Info 0"/>
    <meta:user-defined meta:name="Info 1"/>
    <meta:user-defined meta:name="Info 2"/>
    <meta:user-defined meta:name="Info 3"/>
    <meta:document-statistic meta:table-count="26" meta:image-count="0" meta:object-count="0" meta:page-count="1" meta:paragraph-count="1450" meta:word-count="1027" meta:character-count="4386"/>
  </office:meta>
</office:document-meta>
</file>